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cm" style:rel-column-width="4252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9cm" style:rel-column-width="2834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20.255cm" fo:margin-left="-2.561cm" table:align="left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752cm"/>
    </style:style>
    <style:style style:name="Таблица2.C" style:family="table-column">
      <style:table-column-properties style:column-width="2.958cm"/>
    </style:style>
    <style:style style:name="Таблица2.D" style:family="table-column">
      <style:table-column-properties style:column-width="5.293cm"/>
    </style:style>
    <style:style style:name="Таблица2.E" style:family="table-column">
      <style:table-column-properties style:column-width="5.25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4" style:family="table-row">
      <style:table-row-properties style:min-row-height="4.941cm"/>
    </style:style>
    <style:style style:name="Таблица2.A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</style:style>
    <style:style style:name="P5" style:family="paragraph" style:parent-style-name="Обычный">
      <style:paragraph-properties fo:line-height="150%" fo:text-align="justify" style:justify-single-word="false"/>
    </style:style>
    <style:style style:name="P6" style:family="paragraph" style:parent-style-name="Обычный">
      <style:paragraph-properties fo:line-height="150%" fo:text-align="justify" style:justify-single-word="false"/>
      <style:text-properties officeooo:paragraph-rsid="0010fee6"/>
    </style:style>
    <style:style style:name="P7" style:family="paragraph" style:parent-style-name="Обычный">
      <style:paragraph-properties fo:line-height="150%" fo:text-align="justify" style:justify-single-word="false"/>
      <style:text-properties officeooo:paragraph-rsid="001374c9"/>
    </style:style>
    <style:style style:name="P8" style:family="paragraph" style:parent-style-name="Обычный">
      <style:paragraph-properties fo:line-height="150%" fo:text-align="justify" style:justify-single-word="false"/>
      <style:text-properties officeooo:paragraph-rsid="0013869a"/>
    </style:style>
    <style:style style:name="P9" style:family="paragraph" style:parent-style-name="Обычный">
      <style:paragraph-properties fo:line-height="150%" fo:text-align="justify" style:justify-single-word="false"/>
      <style:text-properties officeooo:paragraph-rsid="0019c073"/>
    </style:style>
    <style:style style:name="P10" style:family="paragraph" style:parent-style-name="Обычный">
      <style:paragraph-properties fo:line-height="150%" fo:text-align="justify" style:justify-single-word="false"/>
      <style:text-properties officeooo:paragraph-rsid="001e9772"/>
    </style:style>
    <style:style style:name="P11" style:family="paragraph" style:parent-style-name="Обычный">
      <style:text-properties fo:font-size="14pt" style:font-size-asian="14pt" style:font-size-complex="14pt"/>
    </style:style>
    <style:style style:name="P12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13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Обычный">
      <style:paragraph-properties fo:line-height="150%" fo:text-align="justify" style:justify-single-word="false"/>
      <style:text-properties fo:font-size="14pt" officeooo:rsid="0013869a" officeooo:paragraph-rsid="0013869a" style:font-size-asian="14pt" style:font-size-complex="14pt" style:font-weight-complex="bold"/>
    </style:style>
    <style:style style:name="P16" style:family="paragraph" style:parent-style-name="Обычный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7" style:family="paragraph" style:parent-style-name="Обычный">
      <style:paragraph-properties fo:text-align="center" style:justify-single-word="false"/>
      <style:text-properties fo:color="#000000" fo:font-size="14pt" style:font-size-asian="14pt" style:font-size-complex="14pt"/>
    </style:style>
    <style:style style:name="P18" style:family="paragraph" style:parent-style-name="Обычный">
      <style:paragraph-properties fo:line-height="150%" fo:text-align="justify" style:justify-single-word="false"/>
      <style:text-properties fo:color="#000000" fo:font-size="14pt" style:font-size-asian="14pt" style:font-size-complex="14pt" style:font-weight-complex="bold"/>
    </style:style>
    <style:style style:name="P19" style:family="paragraph" style:parent-style-name="Обычный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20" style:family="paragraph" style:parent-style-name="Обычный">
      <style:paragraph-properties fo:text-align="center" style:justify-single-word="false"/>
      <style:text-properties fo:color="#000000" fo:font-size="14pt" officeooo:rsid="0023ea1d" officeooo:paragraph-rsid="0023ea1d" style:font-size-asian="14pt" style:font-size-complex="14pt"/>
    </style:style>
    <style:style style:name="P21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22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officeooo:paragraph-rsid="0010fee6" style:font-size-asian="14pt" style:font-size-complex="14pt" style:font-weight-complex="bold"/>
    </style:style>
    <style:style style:name="P23" style:family="paragraph" style:parent-style-name="Обычный">
      <style:paragraph-properties fo:line-height="150%" fo:text-align="justify" style:justify-single-word="false"/>
      <style:text-properties fo:color="#000000" fo:font-size="14pt" fo:language="en" fo:country="US" officeooo:paragraph-rsid="001374c9" style:font-size-asian="14pt" style:font-size-complex="14pt" style:font-weight-complex="bold"/>
    </style:style>
    <style:style style:name="P24" style:family="paragraph" style:parent-style-name="Обычный">
      <style:paragraph-properties fo:line-height="150%" fo:text-align="justify" style:justify-single-word="false"/>
      <style:text-properties officeooo:rsid="001e9772" officeooo:paragraph-rsid="001e9772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3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31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07922" style:font-size-asian="14pt" style:font-weight-asian="bold" style:font-size-complex="14pt"/>
    </style:style>
    <style:style style:name="P3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33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 style:font-weight-complex="bold"/>
    </style:style>
    <style:style style:name="P3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3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36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7922"/>
    </style:style>
    <style:style style:name="P3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officeooo:paragraph-rsid="0010fee6"/>
    </style:style>
    <style:style style:name="P38" style:family="paragraph" style:parent-style-name="Times14_5f_РИО2">
      <style:paragraph-properties fo:margin-left="-3cm" fo:margin-right="-1cm" fo:line-height="150%" fo:text-align="center" style:justify-single-word="false" fo:text-indent="0cm" style:auto-text-indent="false">
        <style:tab-stops>
          <style:tab-stop style:position="4.251cm"/>
        </style:tab-stops>
      </style:paragraph-properties>
    </style:style>
    <style:style style:name="P39" style:family="paragraph" style:parent-style-name="Times14_5f_РИО2">
      <style:paragraph-properties fo:margin-left="-3cm" fo:margin-right="-1cm" fo:line-height="150%" fo:text-align="center" style:justify-single-word="false" fo:text-indent="0cm" style:auto-text-indent="false" fo:break-before="page">
        <style:tab-stops>
          <style:tab-stop style:position="4.251cm"/>
        </style:tab-stops>
      </style:paragraph-properties>
    </style:style>
    <style:style style:name="P40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</style:style>
    <style:style style:name="P41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51c16"/>
    </style:style>
    <style:style style:name="P42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6f85c"/>
    </style:style>
    <style:style style:name="P43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7c3f2"/>
    </style:style>
    <style:style style:name="P44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9a498"/>
    </style:style>
    <style:style style:name="P45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9c073"/>
    </style:style>
    <style:style style:name="P46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ac036"/>
    </style:style>
    <style:style style:name="P47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cb3ae"/>
    </style:style>
    <style:style style:name="P48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e9772"/>
    </style:style>
    <style:style style:name="P49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f9867"/>
    </style:style>
    <style:style style:name="P50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211626"/>
    </style:style>
    <style:style style:name="P51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52" style:family="paragraph" style:parent-style-name="Обычный">
      <style:paragraph-properties fo:margin-left="0.037cm" fo:margin-right="-0.998cm" fo:line-height="150%" fo:text-align="justify" style:justify-single-word="false" fo:text-indent="0cm" style:auto-text-indent="false">
        <style:tab-stops/>
      </style:paragraph-properties>
    </style:style>
    <style:style style:name="P53" style:family="paragraph" style:parent-style-name="Text_20_body">
      <style:paragraph-properties fo:line-height="150%" fo:text-align="justify" style:justify-single-word="false"/>
      <style:text-properties officeooo:paragraph-rsid="0013869a"/>
    </style:style>
    <style:style style:name="P54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55" style:family="paragraph" style:parent-style-name="Обычный">
      <style:paragraph-properties fo:margin-left="0.037cm" fo:margin-right="-0.568cm" fo:line-height="150%" fo:text-align="justify" style:justify-single-word="false" fo:text-indent="0cm" style:auto-text-indent="false">
        <style:tab-stops/>
      </style:paragraph-properties>
      <style:text-properties officeooo:paragraph-rsid="00151c16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color="#000000" fo:font-size="14pt" fo:language="en" fo:country="US" style:font-size-asian="14pt" style:font-size-complex="14pt" style:font-weight-complex="bold"/>
    </style:style>
    <style:style style:name="T8" style:family="text">
      <style:text-properties fo:color="#000000" fo:font-size="14pt" fo:language="en" fo:country="US" officeooo:rsid="0011b707" style:font-size-asian="14pt" style:font-size-complex="14pt" style:font-weight-complex="bold"/>
    </style:style>
    <style:style style:name="T9" style:family="text">
      <style:text-properties fo:color="#000000" fo:font-size="14pt" fo:language="en" fo:country="US" officeooo:rsid="001374c9" style:font-size-asian="14pt" style:font-size-complex="14pt" style:font-weight-complex="bold"/>
    </style:style>
    <style:style style:name="T10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en" fo:country="US" fo:font-weight="normal" officeooo:rsid="001374c9" style:font-size-asian="14pt" style:font-weight-asian="normal" style:font-size-complex="14pt" style:font-weight-complex="bold"/>
    </style:style>
    <style:style style:name="T12" style:family="text">
      <style:text-properties fo:color="#000000" fo:font-size="14pt" fo:language="en" fo:country="US" fo:font-weight="normal" officeooo:rsid="0013869a" style:font-size-asian="14pt" style:font-weight-asian="normal" style:font-size-complex="14pt" style:font-weight-complex="bold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4pt" style:font-size-asian="14pt" style:font-size-complex="14pt" style:font-weight-complex="bold"/>
    </style:style>
    <style:style style:name="T15" style:family="text">
      <style:text-properties fo:color="#000000" fo:font-size="14pt" officeooo:rsid="0010fee6" style:font-size-asian="14pt" style:font-size-complex="14pt" style:font-weight-complex="bold"/>
    </style:style>
    <style:style style:name="T16" style:family="text">
      <style:text-properties fo:color="#000000" fo:font-size="14pt" officeooo:rsid="0011b707" style:font-size-asian="14pt" style:font-size-complex="14pt" style:font-weight-complex="bold"/>
    </style:style>
    <style:style style:name="T1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bold"/>
    </style:style>
    <style:style style:name="T19" style:family="text">
      <style:text-properties fo:font-variant="normal" fo:text-transform="none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fo:color="#000000" fo:font-size="14pt" style:font-size-asian="14pt" style:font-size-complex="14pt"/>
    </style:style>
    <style:style style:name="T22" style:family="text">
      <style:text-properties fo:color="#ff0000" fo:font-size="14pt" fo:font-weight="bold" style:font-size-asian="14pt" style:font-weight-asian="bold" style:font-size-complex="14pt"/>
    </style:style>
    <style:style style:name="T23" style:family="text">
      <style:text-properties fo:text-transform="uppercase" style:font-weight-complex="normal"/>
    </style:style>
    <style:style style:name="T24" style:family="text">
      <style:text-properties fo:text-transform="uppercase" fo:color="#000000" fo:font-size="12pt" fo:language="en" fo:country="US" fo:font-weight="normal" officeooo:rsid="00151c16" style:font-size-asian="12pt" style:font-weight-asian="normal" style:font-size-complex="12pt"/>
    </style:style>
    <style:style style:name="T25" style:family="text">
      <style:text-properties fo:text-transform="uppercase" fo:color="#000000" fo:font-size="12pt" fo:language="en" fo:country="US" fo:font-weight="normal" officeooo:rsid="001f9867" style:font-size-asian="12pt" style:font-weight-asian="normal" style:font-size-complex="12pt"/>
    </style:style>
    <style:style style:name="T26" style:family="text">
      <style:text-properties fo:text-transform="uppercase" fo:color="#000000" fo:font-size="12pt" fo:language="en" fo:country="US" fo:font-weight="normal" officeooo:rsid="0025357e" style:font-size-asian="12pt" style:font-weight-asian="normal" style:font-size-complex="12pt"/>
    </style:style>
    <style:style style:name="T27" style:family="text">
      <style:text-properties fo:text-transform="uppercase" fo:font-size="12pt" fo:language="en" fo:country="US" fo:font-weight="normal" style:font-size-asian="12pt" style:font-weight-asian="normal" style:font-size-complex="12pt"/>
    </style:style>
    <style:style style:name="T28" style:family="text">
      <style:text-properties fo:text-transform="uppercase" fo:font-size="12pt" fo:language="en" fo:country="US" fo:font-weight="normal" officeooo:rsid="0016f85c" style:font-size-asian="12pt" style:font-weight-asian="normal" style:font-size-complex="12pt"/>
    </style:style>
    <style:style style:name="T29" style:family="text">
      <style:text-properties fo:text-transform="uppercase" fo:font-size="12pt" fo:language="en" fo:country="US" fo:font-weight="normal" officeooo:rsid="0017c3f2" style:font-size-asian="12pt" style:font-weight-asian="normal" style:font-size-complex="12pt"/>
    </style:style>
    <style:style style:name="T30" style:family="text">
      <style:text-properties fo:text-transform="uppercase" fo:font-size="12pt" fo:language="en" fo:country="US" fo:font-weight="normal" officeooo:rsid="0019a498" style:font-size-asian="12pt" style:font-weight-asian="normal" style:font-size-complex="12pt"/>
    </style:style>
    <style:style style:name="T31" style:family="text">
      <style:text-properties fo:text-transform="uppercase" fo:font-size="12pt" fo:language="en" fo:country="US" fo:font-weight="normal" officeooo:rsid="0019c073" style:font-size-asian="12pt" style:font-weight-asian="normal" style:font-size-complex="12pt"/>
    </style:style>
    <style:style style:name="T32" style:family="text">
      <style:text-properties fo:text-transform="uppercase" fo:font-size="12pt" fo:language="en" fo:country="US" fo:font-weight="normal" officeooo:rsid="001e9772" style:font-size-asian="12pt" style:font-weight-asian="normal" style:font-size-complex="12pt"/>
    </style:style>
    <style:style style:name="T33" style:family="text">
      <style:text-properties fo:text-transform="uppercase" fo:font-size="12pt" fo:language="en" fo:country="US" fo:font-weight="normal" officeooo:rsid="001f9867" style:font-size-asian="12pt" style:font-weight-asian="normal" style:font-size-complex="12pt"/>
    </style:style>
    <style:style style:name="T34" style:family="text">
      <style:text-properties fo:text-transform="uppercase" fo:font-size="12pt" fo:language="en" fo:country="US" fo:font-weight="normal" officeooo:rsid="001fb4be" style:font-size-asian="12pt" style:font-weight-asian="normal" style:font-size-complex="12pt"/>
    </style:style>
    <style:style style:name="T35" style:family="text">
      <style:text-properties fo:text-transform="uppercase" fo:font-size="12pt" fo:language="en" fo:country="US" fo:font-weight="normal" officeooo:rsid="00211626" style:font-size-asian="12pt" style:font-weight-asian="normal" style:font-size-complex="12pt"/>
    </style:style>
    <style:style style:name="T36" style:family="text">
      <style:text-properties officeooo:rsid="00107922"/>
    </style:style>
    <style:style style:name="T37" style:family="text">
      <style:text-properties style:font-name="FreeMono" fo:font-size="14pt" fo:language="en" fo:country="US" style:font-size-asian="14pt" style:font-size-complex="14pt" style:font-weight-complex="bold"/>
    </style:style>
    <style:style style:name="T38" style:family="text">
      <style:text-properties style:font-name="FreeMono" fo:font-size="12pt" fo:language="en" fo:country="US" style:font-size-asian="12pt" style:font-size-complex="12pt"/>
    </style:style>
    <style:style style:name="T39" style:family="text">
      <style:text-properties fo:font-size="12pt" fo:language="en" fo:country="US" fo:font-weight="normal" style:font-size-asian="12pt" style:font-weight-asian="normal" style:font-size-complex="12pt"/>
    </style:style>
    <style:style style:name="T40" style:family="text">
      <style:text-properties fo:font-size="12pt" fo:language="en" fo:country="US" fo:font-weight="normal" officeooo:rsid="001f9867" style:font-size-asian="12pt" style:font-weight-asian="normal" style:font-size-complex="12pt"/>
    </style:style>
    <style:style style:name="T41" style:family="text">
      <style:text-properties fo:font-size="12pt" fo:language="en" fo:country="US" fo:font-weight="normal" officeooo:rsid="00211626" style:font-size-asian="12pt" style:font-weight-asian="normal" style:font-size-complex="12pt"/>
    </style:style>
    <style:style style:name="T42" style:family="text">
      <style:text-properties officeooo:rsid="00151c16"/>
    </style:style>
    <style:style style:name="T43" style:family="text">
      <style:text-properties officeooo:rsid="0023e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1">Кафедра </text:span></text:span><text:span text:style-name="Основной_20_шрифт_20_абзаца"><text:span text:style-name="T4">МОЭВМ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25"><text:span text:style-name="Название_20_книги"><text:span text:style-name="T19">отчет</text:span></text:span></text:p>
      <text:p text:style-name="P4"><text:span text:style-name="Основной_20_шрифт_20_абзаца"><text:span text:style-name="T1">по лабораторной работе</text:span></text:span><text:span text:style-name="Основной_20_шрифт_20_абзаца"><text:span text:style-name="T22"> </text:span></text:span><text:span text:style-name="Основной_20_шрифт_20_абзаца"><text:span text:style-name="T4">№</text:span></text:span><text:span text:style-name="Основной_20_шрифт_20_абзаца"><text:span text:style-name="T5">2</text:span></text:span></text:p>
      <text:p text:style-name="P4"><text:span text:style-name="Основной_20_шрифт_20_абзаца"><text:span text:style-name="T1">по дисциплине </text:span></text:span><text:span text:style-name="Основной_20_шрифт_20_абзаца"><text:span text:style-name="T4">«Организация ЭВМ и систем»</text:span></text:span></text:p>
      <text:p text:style-name="P4"><text:span text:style-name="Название_20_книги"><text:span text:style-name="T20">Тема: </text:span></text:span><text:span text:style-name="Название_20_книги"><text:span text:style-name="T21">Изучение режимов адресации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тудент гр. 9382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20">Герасев Г.А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7">Ефремов М.А.</text:p>
          </table:table-cell>
        </table:table-row>
      </table:table>
      <text:p text:style-name="P13"/>
      <text:p text:style-name="P13"/>
      <text:p text:style-name="P13">Санкт-Петербург</text:p>
      <text:p text:style-name="P4"><text:span text:style-name="Основной_20_шрифт_20_абзаца"><text:span text:style-name="T14">2020</text:span></text:span></text:p>
      <text:p text:style-name="P26">Цель работы.</text:p>
      <text:p text:style-name="P27">Изучить режимы адресации, указать на ошибки в программе и объяснить их.</text:p>
      <text:p text:style-name="P27"/>
      <text:p text:style-name="P30">Основные теоретические положения.</text:p>
      <text:p text:style-name="P32">Задание:</text:p>
      <text:p text:style-name="P32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32">В программу введен ряд ошибок, которые необходимо объяснить в отчете по работе, а соответствующие команды зако<text:span text:style-name="T36">м</text:span><text:span text:style-name="T43">м</text:span>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32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32"/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oft-page-break/><text:span text:style-name="Основной_20_шрифт_20_абзаца"><text:span text:style-name="T2">Исходный код программы</text:span></text:span><text:span text:style-name="Основной_20_шрифт_20_абзаца"><text:span text:style-name="T3">:</text:span></text:span></text:p>
      <text:p text:style-name="P35"><text:span text:style-name="Основной_20_шрифт_20_абзаца"><text:span text:style-name="T38">EOL EQU '$'</text:span></text:span></text:p>
      <text:p text:style-name="P35"><text:span text:style-name="Основной_20_шрифт_20_абзаца"><text:span text:style-name="T38">ind EQU 2</text:span></text:span></text:p>
      <text:p text:style-name="P35"><text:span text:style-name="Основной_20_шрифт_20_абзаца"><text:span text:style-name="T38">n1 EQU 500</text:span></text:span></text:p>
      <text:p text:style-name="P35"><text:span text:style-name="Основной_20_шрифт_20_абзаца"><text:span text:style-name="T38">n2 EQU -50</text:span></text:span></text:p>
      <text:p text:style-name="P35"><text:span text:style-name="Основной_20_шрифт_20_абзаца"><text:span text:style-name="T38">AStack <text:tab/>SEGMENT STACK</text:span></text:span></text:p>
      <text:p text:style-name="P35"><text:span text:style-name="Основной_20_шрифт_20_абзаца"><text:span text:style-name="T38"><text:tab/>DW 12 DUP(?)</text:span></text:span></text:p>
      <text:p text:style-name="P35"><text:span text:style-name="Основной_20_шрифт_20_абзаца"><text:span text:style-name="T38">AStack <text:tab/>ENDS</text:span></text:span></text:p>
      <text:p text:style-name="P35"><text:span text:style-name="Основной_20_шрифт_20_абзаца"><text:span text:style-name="T38">DATA <text:tab/>SEGMENT</text:span></text:span></text:p>
      <text:p text:style-name="P35"><text:span text:style-name="Основной_20_шрифт_20_абзаца"><text:span text:style-name="T38">mem1 <text:tab/>DW 0</text:span></text:span></text:p>
      <text:p text:style-name="P35"><text:span text:style-name="Основной_20_шрифт_20_абзаца"><text:span text:style-name="T38">mem2 <text:tab/>DW 0</text:span></text:span></text:p>
      <text:p text:style-name="P35"><text:span text:style-name="Основной_20_шрифт_20_абзаца"><text:span text:style-name="T38">mem3 <text:tab/>DW 0</text:span></text:span></text:p>
      <text:p text:style-name="P35"><text:span text:style-name="Основной_20_шрифт_20_абзаца"><text:span text:style-name="T38">vec1 <text:tab/>DB 1,2,3,4,8,7,6,5</text:span></text:span></text:p>
      <text:p text:style-name="P35"><text:span text:style-name="Основной_20_шрифт_20_абзаца"><text:span text:style-name="T38">vec2 <text:tab/>DB -10,-20,10,20,-30,-40,30,40</text:span></text:span></text:p>
      <text:p text:style-name="P35"><text:span text:style-name="Основной_20_шрифт_20_абзаца"><text:span text:style-name="T38">matr <text:tab/>DB 1,2,3,4,-4,-3,-2,-1,5,6,7,8,-8,-7,-6,-5</text:span></text:span></text:p>
      <text:p text:style-name="P35"><text:span text:style-name="Основной_20_шрифт_20_абзаца"><text:span text:style-name="T38">DATA <text:tab/>ENDS</text:span></text:span></text:p>
      <text:p text:style-name="P35"><text:span text:style-name="Основной_20_шрифт_20_абзаца"><text:span text:style-name="T38">CODE <text:tab/>SEGMENT</text:span></text:span></text:p>
      <text:p text:style-name="P35"><text:span text:style-name="Основной_20_шрифт_20_абзаца"><text:span text:style-name="T38">ASSUME <text:tab/>CS:CODE, DS:DATA, SS:AStack</text:span></text:span></text:p>
      <text:p text:style-name="P35"><text:span text:style-name="Основной_20_шрифт_20_абзаца"><text:span text:style-name="T38">Main<text:tab/>PROC FAR</text:span></text:span></text:p>
      <text:p text:style-name="P35"><text:span text:style-name="Основной_20_шрифт_20_абзаца"><text:span text:style-name="T38"><text:tab/>push DS</text:span></text:span></text:p>
      <text:p text:style-name="P35"><text:span text:style-name="Основной_20_шрифт_20_абзаца"><text:span text:style-name="T38"><text:tab/>sub AX,AX</text:span></text:span></text:p>
      <text:p text:style-name="P35"><text:span text:style-name="Основной_20_шрифт_20_абзаца"><text:span text:style-name="T38"><text:tab/>push AX</text:span></text:span></text:p>
      <text:p text:style-name="P35"><text:span text:style-name="Основной_20_шрифт_20_абзаца"><text:span text:style-name="T38"><text:tab/>mov AX,DATA</text:span></text:span></text:p>
      <text:p text:style-name="P35"><text:span text:style-name="Основной_20_шрифт_20_абзаца"><text:span text:style-name="T38"><text:tab/>mov DS,AX</text:span></text:span></text:p>
      <text:p text:style-name="P35"><text:span text:style-name="Основной_20_шрифт_20_абзаца"><text:span text:style-name="T38">; Регистровая адресация</text:span></text:span></text:p>
      <text:p text:style-name="P35"><text:span text:style-name="Основной_20_шрифт_20_абзаца"><text:span text:style-name="T38"><text:tab/>mov ax,n1</text:span></text:span></text:p>
      <text:p text:style-name="P35"><text:span text:style-name="Основной_20_шрифт_20_абзаца"><text:span text:style-name="T38"><text:tab/>mov cx,ax</text:span></text:span></text:p>
      <text:p text:style-name="P35"><text:span text:style-name="Основной_20_шрифт_20_абзаца"><text:span text:style-name="T38"><text:tab/>mov bl,EOL</text:span></text:span></text:p>
      <text:p text:style-name="P35"><text:span text:style-name="Основной_20_шрифт_20_абзаца"><text:span text:style-name="T38"><text:tab/>mov bh,n2</text:span></text:span></text:p>
      <text:p text:style-name="P35"><text:span text:style-name="Основной_20_шрифт_20_абзаца"><text:span text:style-name="T38">; Прямая адресация</text:span></text:span></text:p>
      <text:p text:style-name="P35"><text:span text:style-name="Основной_20_шрифт_20_абзаца"><text:span text:style-name="T38"><text:tab/>mov mem2,n2</text:span></text:span></text:p>
      <text:p text:style-name="P35"><text:span text:style-name="Основной_20_шрифт_20_абзаца"><text:span text:style-name="T38"><text:tab/>mov bx,OFFSET vec1</text:span></text:span></text:p>
      <text:p text:style-name="P35"><text:span text:style-name="Основной_20_шрифт_20_абзаца"><text:span text:style-name="T38"><text:tab/>mov mem1,ax</text:span></text:span></text:p>
      <text:p text:style-name="P35"><text:span text:style-name="Основной_20_шрифт_20_абзаца"><text:span text:style-name="T38">; Косвенная адресация</text:span></text:span></text:p>
      <text:p text:style-name="P35"><text:span text:style-name="Основной_20_шрифт_20_абзаца"><text:span text:style-name="T38"><text:tab/>mov al,[bx]</text:span></text:span></text:p>
      <text:p text:style-name="P35"><text:span text:style-name="Основной_20_шрифт_20_абзаца"><text:span text:style-name="T38"><text:tab/>mov mem3,[bx]</text:span></text:span></text:p>
      <text:p text:style-name="P35"><text:span text:style-name="Основной_20_шрифт_20_абзаца"><text:span text:style-name="T38">; Базированная адресация</text:span></text:span></text:p>
      <text:p text:style-name="P35"><text:span text:style-name="Основной_20_шрифт_20_абзаца"><text:span text:style-name="T38"><text:tab/>6mov al,[bx]+3</text:span></text:span></text:p>
      <text:p text:style-name="P35"><text:span text:style-name="Основной_20_шрифт_20_абзаца"><text:span text:style-name="T38"><text:tab/>mov cx,3[bx]</text:span></text:span></text:p>
      <text:p text:style-name="P35"><text:span text:style-name="Основной_20_шрифт_20_абзаца"><text:span text:style-name="T38">; Индексная адресация</text:span></text:span></text:p>
      <text:p text:style-name="P35"><text:soft-page-break/><text:span text:style-name="Основной_20_шрифт_20_абзаца"><text:span text:style-name="T38"><text:tab/>mov di,ind</text:span></text:span></text:p>
      <text:p text:style-name="P35"><text:span text:style-name="Основной_20_шрифт_20_абзаца"><text:span text:style-name="T38"><text:tab/>mov al,vec2[di]</text:span></text:span></text:p>
      <text:p text:style-name="P35"><text:span text:style-name="Основной_20_шрифт_20_абзаца"><text:span text:style-name="T38"><text:tab/>mov cx,vec2[di]</text:span></text:span></text:p>
      <text:p text:style-name="P35"><text:span text:style-name="Основной_20_шрифт_20_абзаца"><text:span text:style-name="T38">; Адресация с базированием и индексированием</text:span></text:span></text:p>
      <text:p text:style-name="P35"><text:span text:style-name="Основной_20_шрифт_20_абзаца"><text:span text:style-name="T38"><text:tab/>mov bx,3</text:span></text:span></text:p>
      <text:p text:style-name="P35"><text:span text:style-name="Основной_20_шрифт_20_абзаца"><text:span text:style-name="T38"><text:tab/>mov al,matr[bx][di]</text:span></text:span></text:p>
      <text:p text:style-name="P35"><text:span text:style-name="Основной_20_шрифт_20_абзаца"><text:span text:style-name="T38"><text:tab/>mov cx,matr[bx][di]</text:span></text:span></text:p>
      <text:p text:style-name="P35"><text:span text:style-name="Основной_20_шрифт_20_абзаца"><text:span text:style-name="T38"><text:tab/>mov ax,matr[bx*4][di]</text:span></text:span></text:p>
      <text:p text:style-name="P35"><text:span text:style-name="Основной_20_шрифт_20_абзаца"><text:span text:style-name="T38">; ПРОВЕРКА РЕЖИМОВ АДРЕСАЦИИ С УЧЕТОМ СЕГМЕНТОВ</text:span></text:span></text:p>
      <text:p text:style-name="P35"><text:span text:style-name="Основной_20_шрифт_20_абзаца"><text:span text:style-name="T38">; Переопределение сегмента</text:span></text:span></text:p>
      <text:p text:style-name="P35"><text:span text:style-name="Основной_20_шрифт_20_абзаца"><text:span text:style-name="T38">; ------ вариант 1</text:span></text:span></text:p>
      <text:p text:style-name="P35"><text:span text:style-name="Основной_20_шрифт_20_абзаца"><text:span text:style-name="T38"><text:tab/>mov ax, SEG vec2</text:span></text:span></text:p>
      <text:p text:style-name="P35"><text:span text:style-name="Основной_20_шрифт_20_абзаца"><text:span text:style-name="T38"><text:tab/>mov es, ax</text:span></text:span></text:p>
      <text:p text:style-name="P35"><text:span text:style-name="Основной_20_шрифт_20_абзаца"><text:span text:style-name="T38"><text:tab/>mov ax, es:[bx]</text:span></text:span></text:p>
      <text:p text:style-name="P35"><text:span text:style-name="Основной_20_шрифт_20_абзаца"><text:span text:style-name="T38"><text:tab/>mov ax, 0</text:span></text:span></text:p>
      <text:p text:style-name="P35"><text:span text:style-name="Основной_20_шрифт_20_абзаца"><text:span text:style-name="T38">; ------ вариант 2</text:span></text:span></text:p>
      <text:p text:style-name="P35"><text:span text:style-name="Основной_20_шрифт_20_абзаца"><text:span text:style-name="T38"><text:tab/>mov es, ax</text:span></text:span></text:p>
      <text:p text:style-name="P35"><text:span text:style-name="Основной_20_шрифт_20_абзаца"><text:span text:style-name="T38"><text:tab/>push ds</text:span></text:span></text:p>
      <text:p text:style-name="P35"><text:span text:style-name="Основной_20_шрифт_20_абзаца"><text:span text:style-name="T38"><text:tab/>pop es</text:span></text:span></text:p>
      <text:p text:style-name="P35"><text:span text:style-name="Основной_20_шрифт_20_абзаца"><text:span text:style-name="T38"><text:tab/>mov cx, es:[bx-1]</text:span></text:span></text:p>
      <text:p text:style-name="P35"><text:span text:style-name="Основной_20_шрифт_20_абзаца"><text:span text:style-name="T38"><text:tab/>xchg cx,ax</text:span></text:span></text:p>
      <text:p text:style-name="P35"><text:span text:style-name="Основной_20_шрифт_20_абзаца"><text:span text:style-name="T38">; ------ вариант 3</text:span></text:span></text:p>
      <text:p text:style-name="P35"><text:span text:style-name="Основной_20_шрифт_20_абзаца"><text:span text:style-name="T38"><text:tab/>mov di,ind</text:span></text:span></text:p>
      <text:p text:style-name="P35"><text:span text:style-name="Основной_20_шрифт_20_абзаца"><text:span text:style-name="T38"><text:tab/>mov es:[bx+di],ax</text:span></text:span></text:p>
      <text:p text:style-name="P35"><text:span text:style-name="Основной_20_шрифт_20_абзаца"><text:span text:style-name="T38">; ------ вариант 4</text:span></text:span></text:p>
      <text:p text:style-name="P35"><text:span text:style-name="Основной_20_шрифт_20_абзаца"><text:span text:style-name="T38"><text:tab/>mov bp,sp</text:span></text:span></text:p>
      <text:p text:style-name="P35"><text:span text:style-name="Основной_20_шрифт_20_абзаца"><text:span text:style-name="T38"><text:tab/>mov ax,matr[bp+bx]</text:span></text:span></text:p>
      <text:p text:style-name="P35"><text:span text:style-name="Основной_20_шрифт_20_абзаца"><text:span text:style-name="T38"><text:tab/>mov ax,matr[bp+di+si]</text:span></text:span></text:p>
      <text:p text:style-name="P35"><text:span text:style-name="Основной_20_шрифт_20_абзаца"><text:span text:style-name="T38">; Использование сегмента стека</text:span></text:span></text:p>
      <text:p text:style-name="P35"><text:span text:style-name="Основной_20_шрифт_20_абзаца"><text:span text:style-name="T38"><text:tab/>push mem1</text:span></text:span></text:p>
      <text:p text:style-name="P35"><text:span text:style-name="Основной_20_шрифт_20_абзаца"><text:span text:style-name="T38"><text:tab/>push mem2</text:span></text:span></text:p>
      <text:p text:style-name="P35"><text:span text:style-name="Основной_20_шрифт_20_абзаца"><text:span text:style-name="T38"><text:tab/>mov bp,sp</text:span></text:span></text:p>
      <text:p text:style-name="P35"><text:span text:style-name="Основной_20_шрифт_20_абзаца"><text:span text:style-name="T38"><text:tab/>mov dx,[bp]+2</text:span></text:span></text:p>
      <text:p text:style-name="P35"><text:span text:style-name="Основной_20_шрифт_20_абзаца"><text:span text:style-name="T38"><text:tab/>ret 2</text:span></text:span></text:p>
      <text:p text:style-name="P35"><text:span text:style-name="Основной_20_шрифт_20_абзаца"><text:span text:style-name="T38">Main<text:tab/>ENDP</text:span></text:span></text:p>
      <text:p text:style-name="P35"><text:span text:style-name="Основной_20_шрифт_20_абзаца"><text:span text:style-name="T38">CODE<text:tab/>ENDS</text:span></text:span></text:p>
      <text:p text:style-name="P35"><text:span text:style-name="Основной_20_шрифт_20_абзаца"><text:span text:style-name="T38">END Main</text:span></text:span></text:p>
      <text:p text:style-name="P36"><text:span text:style-name="Основной_20_шрифт_20_абзаца"><text:span text:style-name="T38"/></text:span></text:p>
      <text:p text:style-name="P31">Экспериментальные результаты.</text:p>
      <text:p text:style-name="P37"><text:soft-page-break/><text:span text:style-name="Основной_20_шрифт_20_абзаца"><text:span text:style-name="T37">Листинг успешной трансляции программы:</text:span></text:span></text:p>
      <text:p text:style-name="P37"><text:span text:style-name="Основной_20_шрифт_20_абзаца"><text:span text:style-name="T37"/></text:span></text:p>
      <text:p text:style-name="P37"><text:span text:style-name="Основной_20_шрифт_20_абзаца"><text:span text:style-name="T38"><text:s/>= 0024<text:tab/><text:tab/><text:tab/><text:tab/>EOL EQU '$'</text:span></text:span></text:p>
      <text:p text:style-name="P37"><text:span text:style-name="Основной_20_шрифт_20_абзаца"><text:span text:style-name="T38"><text:s/>= 0002<text:tab/><text:tab/><text:tab/><text:tab/>ind EQU 2</text:span></text:span></text:p>
      <text:p text:style-name="P37"><text:span text:style-name="Основной_20_шрифт_20_абзаца"><text:span text:style-name="T38"><text:s/>= 01F4<text:tab/><text:tab/><text:tab/><text:tab/>n1 EQU 500</text:span></text:span></text:p>
      <text:p text:style-name="P37"><text:span text:style-name="Основной_20_шрифт_20_абзаца"><text:span text:style-name="T38"><text:s/>=-0032<text:tab/><text:tab/><text:tab/><text:tab/>n2 EQU -50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00<text:tab/><text:tab/><text:tab/><text:tab/>AStack <text:tab/>SEGMENT STACK</text:span></text:span></text:p>
      <text:p text:style-name="P37"><text:span text:style-name="Основной_20_шрифт_20_абзаца"><text:span text:style-name="T38"><text:s/>0000 <text:s/>000C[<text:tab/><text:tab/><text:tab/><text:tab/>DW 12 DUP(?)</text:span></text:span></text:p>
      <text:p text:style-name="P37"><text:span text:style-name="Основной_20_шрифт_20_абзаца"><text:span text:style-name="T38"><text:tab/> <text:s text:c="2"/>????<text:tab/><text:tab/><text:tab/></text:span></text:span></text:p>
      <text:p text:style-name="P37"><text:span text:style-name="Основной_20_шрифт_20_абзаца"><text:span text:style-name="T38"><text:tab/><text:tab/><text:tab/> ]<text:tab/>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18<text:tab/><text:tab/><text:tab/><text:tab/>AStack <text:tab/>ENDS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00<text:tab/><text:tab/><text:tab/><text:tab/>DATA <text:tab/>SEGMENT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00 <text:s/>0000<text:tab/><text:tab/><text:tab/>mem1 <text:tab/>DW 0</text:span></text:span></text:p>
      <text:p text:style-name="P37"><text:span text:style-name="Основной_20_шрифт_20_абзаца"><text:span text:style-name="T38"><text:s/>0002 <text:s/>0000<text:tab/><text:tab/><text:tab/>mem2 <text:tab/>DW 0</text:span></text:span></text:p>
      <text:p text:style-name="P37"><text:span text:style-name="Основной_20_шрифт_20_абзаца"><text:span text:style-name="T38"><text:s/>0004 <text:s/>0000<text:tab/><text:tab/><text:tab/>mem3 <text:tab/>DW 0</text:span></text:span></text:p>
      <text:p text:style-name="P37"><text:span text:style-name="Основной_20_шрифт_20_абзаца"><text:span text:style-name="T38"><text:s/>0006 <text:s/>01 02 03 04 08 07<text:tab/>vec1 <text:tab/>DB 1,2,3,4,8,7,6,5</text:span></text:span></text:p>
      <text:p text:style-name="P37"><text:span text:style-name="Основной_20_шрифт_20_абзаца"><text:span text:style-name="T38"><text:s text:c="7"/>06 05<text:tab/><text:tab/><text:tab/></text:span></text:span></text:p>
      <text:p text:style-name="P37"><text:span text:style-name="Основной_20_шрифт_20_абзаца"><text:span text:style-name="T38"><text:s/>000E <text:s/>F6 EC 0A 14 E2 D8<text:tab/>vec2 <text:tab/>DB -10,-20,10,20,-30,-40,30,40</text:span></text:span></text:p>
      <text:p text:style-name="P37"><text:span text:style-name="Основной_20_шрифт_20_абзаца"><text:span text:style-name="T38"><text:s text:c="7"/>1E 28<text:tab/><text:tab/><text:tab/></text:span></text:span></text:p>
      <text:p text:style-name="P37"><text:span text:style-name="Основной_20_шрифт_20_абзаца"><text:span text:style-name="T38"><text:s/>0016 <text:s/>01 02 03 04 FC FD<text:tab/>matr <text:tab/>DB 1,2,3,4,-4,-3,-2,-1,5,6,7,8,-8,-7,-6</text:span></text:span></text:p>
      <text:p text:style-name="P37"><text:span text:style-name="Основной_20_шрифт_20_абзаца"><text:span text:style-name="T38"><text:tab/><text:tab/><text:tab/><text:tab/>,-5</text:span></text:span></text:p>
      <text:p text:style-name="P37"><text:span text:style-name="Основной_20_шрифт_20_абзаца"><text:span text:style-name="T38"><text:s text:c="7"/>FE FF 05 06 07 08<text:tab/></text:span></text:span></text:p>
      <text:p text:style-name="P37"><text:span text:style-name="Основной_20_шрифт_20_абзаца"><text:span text:style-name="T38"><text:s text:c="7"/>F8 F9 FA FB<text:tab/><text:tab/></text:span></text:span></text:p>
      <text:p text:style-name="P37"><text:span text:style-name="Основной_20_шрифт_20_абзаца"><text:span text:style-name="T38"><text:s/>0026<text:tab/><text:tab/><text:tab/><text:tab/>DATA <text:tab/>ENDS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00<text:tab/><text:tab/><text:tab/><text:tab/>CODE <text:tab/>SEGMENT</text:span></text:span></text:p>
      <text:p text:style-name="P37"><text:span text:style-name="Основной_20_шрифт_20_абзаца"><text:span text:style-name="T38"><text:tab/><text:tab/><text:tab/><text:tab/>ASSUME <text:tab/>CS:CODE, DS:DATA, SS:AStack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00<text:tab/><text:tab/><text:tab/><text:tab/>Main<text:tab/>PROC FAR</text:span></text:span></text:p>
      <text:p text:style-name="P37"><text:span text:style-name="Основной_20_шрифт_20_абзаца"><text:span text:style-name="T38"><text:s/>0000 <text:s/>1E<text:tab/><text:tab/><text:tab/><text:tab/>push DS</text:span></text:span></text:p>
      <text:p text:style-name="P37"><text:span text:style-name="Основной_20_шрифт_20_абзаца"><text:span text:style-name="T38"><text:s/>0001 <text:s/>2B C0<text:tab/><text:tab/><text:tab/><text:tab/>sub AX,AX</text:span></text:span></text:p>
      <text:p text:style-name="P37"><text:span text:style-name="Основной_20_шрифт_20_абзаца"><text:span text:style-name="T38"><text:s/>0003 <text:s/>50<text:tab/><text:tab/><text:tab/><text:tab/>push AX</text:span></text:span></text:p>
      <text:p text:style-name="P37"><text:span text:style-name="Основной_20_шрифт_20_абзаца"><text:span text:style-name="T38"><text:s/>0004 <text:s/>B8 ---- R<text:tab/><text:tab/><text:tab/>mov AX,DATA</text:span></text:span></text:p>
      <text:p text:style-name="P37"><text:span text:style-name="Основной_20_шрифт_20_абзаца"><text:span text:style-name="T38"><text:s/>0007 <text:s/>8E D8<text:tab/><text:tab/><text:tab/><text:tab/>mov DS,AX</text:span></text:span></text:p>
      <text:p text:style-name="P37"><text:soft-page-break/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09 <text:s/>B8 01F4<text:tab/><text:tab/><text:tab/><text:tab/>mov ax,n1</text:span></text:span></text:p>
      <text:p text:style-name="P37"><text:span text:style-name="Основной_20_шрифт_20_абзаца"><text:span text:style-name="T38"><text:s/>000C <text:s/>8B C8<text:tab/><text:tab/><text:tab/><text:tab/>mov cx,ax</text:span></text:span></text:p>
      <text:p text:style-name="P37"><text:span text:style-name="Основной_20_шрифт_20_абзаца"><text:span text:style-name="T38"><text:s/>000E <text:s/>B3 24<text:tab/><text:tab/><text:tab/><text:tab/>mov bl,EOL</text:span></text:span></text:p>
      <text:p text:style-name="P37"><text:span text:style-name="Основной_20_шрифт_20_абзаца"><text:span text:style-name="T38"><text:s/>0010 <text:s/>B7 CE<text:tab/><text:tab/><text:tab/><text:tab/>mov bh,n2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12 <text:s/>C7 06 0002 R FFCE<text:tab/><text:tab/>mov mem2,n2</text:span></text:span></text:p>
      <text:p text:style-name="P37"><text:span text:style-name="Основной_20_шрифт_20_абзаца"><text:span text:style-name="T38"><text:s/>0018 <text:s/>BB 0006 R<text:tab/><text:tab/><text:tab/>mov bx,OFFSET vec1</text:span></text:span></text:p>
      <text:p text:style-name="P37"><text:span text:style-name="Основной_20_шрифт_20_абзаца"><text:span text:style-name="T38"><text:s/>001B <text:s/>A3 0000 R<text:tab/><text:tab/><text:tab/>mov mem1,ax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1E <text:s/>8A 07<text:tab/><text:tab/><text:tab/><text:tab/>mov al,[bx]</text:span></text:span></text:p>
      <text:p text:style-name="P37"><text:span text:style-name="Основной_20_шрифт_20_абзаца"><text:span text:style-name="T38"><text:tab/><text:tab/><text:tab/><text:tab/><text:tab/>mov mem3,[bx]</text:span></text:span></text:p>
      <text:p text:style-name="P37"><text:span text:style-name="Основной_20_шрифт_20_абзаца"><text:span text:style-name="T38">QWE.ASM(40): error A2052: Improper operand type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tab/><text:tab/><text:tab/><text:tab/><text:tab/>6mov al,[bx]+3</text:span></text:span></text:p>
      <text:p text:style-name="P37"><text:span text:style-name="Основной_20_шрифт_20_абзаца"><text:span text:style-name="T38">QWE.ASM(42): warning A4001: Extra characters on line</text:span></text:span></text:p>
      <text:p text:style-name="P37"><text:span text:style-name="Основной_20_шрифт_20_абзаца"><text:span text:style-name="T38"><text:s/>0020 <text:s/>8B 4F 03<text:tab/><text:tab/><text:tab/><text:tab/>mov cx,3[bx]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23 <text:s/>BF 0002<text:tab/><text:tab/><text:tab/><text:tab/>mov di,ind</text:span></text:span></text:p>
      <text:p text:style-name="P37"><text:span text:style-name="Основной_20_шрифт_20_абзаца"><text:span text:style-name="T38"><text:s/>0026 <text:s/>8A 85 000E R<text:tab/><text:tab/><text:tab/>mov al,vec2[di]</text:span></text:span></text:p>
      <text:p text:style-name="P37"><text:span text:style-name="Основной_20_шрифт_20_абзаца"><text:span text:style-name="T38"><text:s/>002A <text:s/>8B 8D 000E R<text:tab/><text:tab/><text:tab/>mov cx,vec2[di]</text:span></text:span></text:p>
      <text:p text:style-name="P37"><text:span text:style-name="Основной_20_шрифт_20_абзаца"><text:span text:style-name="T38">QWE.ASM(47): warning A4031: Operand types must match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2E <text:s/>BB 0003<text:tab/><text:tab/><text:tab/><text:tab/>mov bx,3</text:span></text:span></text:p>
      <text:p text:style-name="P37"><text:span text:style-name="Основной_20_шрифт_20_абзаца"><text:span text:style-name="T38"><text:s/>0031 <text:s/>8A 81 0016 R<text:tab/><text:tab/><text:tab/>mov al,matr[bx][di]</text:span></text:span></text:p>
      <text:p text:style-name="P37"><text:span text:style-name="Основной_20_шрифт_20_абзаца"><text:span text:style-name="T38"><text:s/>0035 <text:s/>8B 89 0016 R<text:tab/><text:tab/><text:tab/>mov cx,matr[bx][di]</text:span></text:span></text:p>
      <text:p text:style-name="P37"><text:span text:style-name="Основной_20_шрифт_20_абзаца"><text:span text:style-name="T38">QWE.ASM(51): warning A4031: Operand types must match</text:span></text:span></text:p>
      <text:p text:style-name="P37"><text:span text:style-name="Основной_20_шрифт_20_абзаца"><text:span text:style-name="T38"><text:s/>0039 <text:s/>8B 85 0022 R<text:tab/><text:tab/><text:tab/>mov ax,matr[bx*4][di]</text:span></text:span></text:p>
      <text:p text:style-name="P37"><text:span text:style-name="Основной_20_шрифт_20_абзаца"><text:span text:style-name="T38">QWE.ASM(52): error A2055: Illegal register value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3D <text:s/>B8 ---- R<text:tab/><text:tab/><text:tab/>mov ax, SEG vec2</text:span></text:span></text:p>
      <text:p text:style-name="P37"><text:span text:style-name="Основной_20_шрифт_20_абзаца"><text:span text:style-name="T38"><text:s/>0040 <text:s/>8E C0<text:tab/><text:tab/><text:tab/><text:tab/>mov es, ax</text:span></text:span></text:p>
      <text:p text:style-name="P37"><text:span text:style-name="Основной_20_шрифт_20_абзаца"><text:span text:style-name="T38"><text:s/>0042 <text:s/>26: 8B 07<text:tab/><text:tab/><text:tab/>mov ax, es:[bx]</text:span></text:span></text:p>
      <text:p text:style-name="P37"><text:span text:style-name="Основной_20_шрифт_20_абзаца"><text:span text:style-name="T38"><text:s/>0045 <text:s/>B8 0000<text:tab/><text:tab/><text:tab/><text:tab/>mov ax, 0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48 <text:s/>8E C0<text:tab/><text:tab/><text:tab/><text:tab/>mov es, ax</text:span></text:span></text:p>
      <text:p text:style-name="P37"><text:span text:style-name="Основной_20_шрифт_20_абзаца"><text:span text:style-name="T38"><text:s/>004A <text:s/>1E<text:tab/><text:tab/><text:tab/><text:tab/>push ds</text:span></text:span></text:p>
      <text:p text:style-name="P37"><text:span text:style-name="Основной_20_шрифт_20_абзаца"><text:span text:style-name="T38"><text:s/>004B <text:s/>07<text:tab/><text:tab/><text:tab/><text:tab/>pop es</text:span></text:span></text:p>
      <text:p text:style-name="P37"><text:span text:style-name="Основной_20_шрифт_20_абзаца"><text:span text:style-name="T38"><text:s/>004C <text:s/>26: 8B 4F FF<text:tab/><text:tab/><text:tab/>mov cx, es:[bx-1]</text:span></text:span></text:p>
      <text:p text:style-name="P37"><text:span text:style-name="Основной_20_шрифт_20_абзаца"><text:span text:style-name="T38"><text:s/>0050 <text:s/>91<text:tab/><text:tab/><text:tab/><text:tab/>xchg cx,ax</text:span></text:span></text:p>
      <text:p text:style-name="P37"><text:soft-page-break/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51 <text:s/>BF 0002<text:tab/><text:tab/><text:tab/><text:tab/>mov di,ind</text:span></text:span></text:p>
      <text:p text:style-name="P37"><text:span text:style-name="Основной_20_шрифт_20_абзаца"><text:span text:style-name="T38"><text:s/>0054 <text:s/>26: 89 01<text:tab/><text:tab/><text:tab/>mov es:[bx+di],ax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57 <text:s/>8B EC<text:tab/><text:tab/><text:tab/><text:tab/>mov bp,sp</text:span></text:span></text:p>
      <text:p text:style-name="P37"><text:span text:style-name="Основной_20_шрифт_20_абзаца"><text:span text:style-name="T38"><text:s/>0059 <text:s/>3E: 8B 86 0016 R<text:tab/><text:tab/><text:tab/>mov ax,matr[bp+bx]</text:span></text:span></text:p>
      <text:p text:style-name="P37"><text:span text:style-name="Основной_20_шрифт_20_абзаца"><text:span text:style-name="T38">QWE.ASM(69): error A2046: Multiple base registers</text:span></text:span></text:p>
      <text:p text:style-name="P37"><text:span text:style-name="Основной_20_шрифт_20_абзаца"><text:span text:style-name="T38"><text:s/>005E <text:s/>3E: 8B 83 0016 R<text:tab/><text:tab/><text:tab/>mov ax,matr[bp+di+si]</text:span></text:span></text:p>
      <text:p text:style-name="P37"><text:span text:style-name="Основной_20_шрифт_20_абзаца"><text:span text:style-name="T38">QWE.ASM(70): error A2047: Multiple index registers</text:span></text:span></text:p>
      <text:p text:style-name="P37"><text:span text:style-name="Основной_20_шрифт_20_абзаца"><text:span text:style-name="T38"><text:tab/><text:tab/><text:tab/><text:tab/></text:span></text:span></text:p>
      <text:p text:style-name="P37"><text:span text:style-name="Основной_20_шрифт_20_абзаца"><text:span text:style-name="T38"><text:s/>0063 <text:s/>FF 36 0000 R<text:tab/><text:tab/><text:tab/>push mem1</text:span></text:span></text:p>
      <text:p text:style-name="P37"><text:span text:style-name="Основной_20_шрифт_20_абзаца"><text:span text:style-name="T38"><text:s/>0067 <text:s/>FF 36 0002 R<text:tab/><text:tab/><text:tab/>push mem2</text:span></text:span></text:p>
      <text:p text:style-name="P37"><text:span text:style-name="Основной_20_шрифт_20_абзаца"><text:span text:style-name="T38"><text:s/>006B <text:s/>8B EC<text:tab/><text:tab/><text:tab/><text:tab/>mov bp,sp</text:span></text:span></text:p>
      <text:p text:style-name="P37"><text:span text:style-name="Основной_20_шрифт_20_абзаца"><text:span text:style-name="T38"><text:s/>006D <text:s/>8B 56 02<text:tab/><text:tab/><text:tab/><text:tab/>mov dx,[bp]+2</text:span></text:span></text:p>
      <text:p text:style-name="P37"><text:span text:style-name="Основной_20_шрифт_20_абзаца"><text:span text:style-name="T38"><text:s/>0070 <text:s/>CA 0002<text:tab/><text:tab/><text:tab/><text:tab/>ret 2</text:span></text:span></text:p>
      <text:p text:style-name="P37"><text:span text:style-name="Основной_20_шрифт_20_абзаца"><text:span text:style-name="T38"><text:s/>0073<text:tab/><text:tab/><text:tab/><text:tab/>Main<text:tab/>ENDP</text:span></text:span></text:p>
      <text:p text:style-name="P37"><text:span text:style-name="Основной_20_шрифт_20_абзаца"><text:span text:style-name="T38">QWE.ASM(77): error A2006: Phase error between passes</text:span></text:span></text:p>
      <text:p text:style-name="P37"><text:span text:style-name="Основной_20_шрифт_20_абзаца"><text:span text:style-name="T38"><text:s/>0073<text:tab/><text:tab/><text:tab/><text:tab/>CODE<text:tab/>ENDS</text:span></text:span></text:p>
      <text:p text:style-name="P37"><text:span text:style-name="Основной_20_шрифт_20_абзаца"><text:span text:style-name="T38"><text:tab/><text:tab/><text:tab/><text:tab/>END Main</text:span></text:span></text:p>
      <text:p text:style-name="P28"/>
      <text:p text:style-name="P14">Были обнаружены и закомментированы 6 ошибок:</text:p>
      <text:p text:style-name="P32">mov mem3,[bx]</text:p>
      <text:p text:style-name="P32">6mov al,[bx]+3</text:p>
      <text:p text:style-name="P33">mov cx,vec2[di]</text:p>
      <text:p text:style-name="P33">mov cx,matr[bx][di]</text:p>
      <text:p text:style-name="P33">mov ax,matr[bx*4][di]</text:p>
      <text:p text:style-name="P33">mov ax,matr[bp+bx]</text:p>
      <text:p text:style-name="P33">mov ax,matr[bp+di+si]</text:p>
      <text:p text:style-name="P34"/>
      <text:p text:style-name="P30">Обработка результатов эксперимента.</text:p>
      <text:p text:style-name="P21">mov mem3,[bx] </text:p>
      <text:p text:style-name="P5"><text:span text:style-name="Основной_20_шрифт_20_абзаца"><text:span text:style-name="T14">Ошибка</text:span></text:span><text:span text:style-name="Основной_20_шрифт_20_абзаца"><text:span text:style-name="T7">: “Improper operand type”</text:span></text:span></text:p>
      <text:p text:style-name="P5"><text:span text:style-name="Основной_20_шрифт_20_абзаца"><text:span text:style-name="T15">Нельзя</text:span></text:span><text:span text:style-name="Основной_20_шрифт_20_абзаца"><text:span text:style-name="T14"> прямо передавать объекты с памяти в память. Если </text:span></text:span><text:span text:style-name="Основной_20_шрифт_20_абзаца"><text:span text:style-name="T15">нужно передать</text:span></text:span><text:span text:style-name="Основной_20_шрифт_20_абзаца"><text:span text:style-name="T14"> данные из ячейки [</text:span></text:span><text:span text:style-name="Основной_20_шрифт_20_абзаца"><text:span text:style-name="T7">bx</text:span></text:span><text:span text:style-name="Основной_20_шрифт_20_абзаца"><text:span text:style-name="T14">] в ячейку, на которую ссылается переменная </text:span></text:span><text:span text:style-name="Основной_20_шрифт_20_абзаца"><text:span text:style-name="T7">mem</text:span></text:span><text:span text:style-name="Основной_20_шрифт_20_абзаца"><text:span text:style-name="T14">3 то это следует делать через регистр </text:span></text:span><text:span text:style-name="Основной_20_шрифт_20_абзаца"><text:span text:style-name="T15">AX</text:span></text:span><text:span text:style-name="Основной_20_шрифт_20_абзаца"><text:span text:style-name="T14">.</text:span></text:span></text:p>
      <text:p text:style-name="P5"><text:soft-page-break/><text:span text:style-name="Основной_20_шрифт_20_абзаца"><text:span text:style-name="T14"/></text:span></text:p>
      <text:p text:style-name="P22">6mov al,[bx]+3</text:p>
      <text:p text:style-name="P6"><text:span text:style-name="Основной_20_шрифт_20_абзаца"><text:span text:style-name="T14">Ошибка</text:span></text:span><text:span text:style-name="Основной_20_шрифт_20_абзаца"><text:span text:style-name="T7">: “Extra characters on line”</text:span></text:span></text:p>
      <text:p text:style-name="P6"><text:span text:style-name="Основной_20_шрифт_20_абзаца"><text:span text:style-name="T15">Следует просто исправить опечатку</text:span></text:span><text:span text:style-name="Основной_20_шрифт_20_абзаца"><text:span text:style-name="T14">.</text:span></text:span></text:p>
      <text:p text:style-name="P18"/>
      <text:p text:style-name="P21">mov cx,vec2[di]</text:p>
      <text:p text:style-name="P5"><text:span text:style-name="Основной_20_шрифт_20_абзаца"><text:span text:style-name="T14">Ошибка</text:span></text:span><text:span text:style-name="Основной_20_шрифт_20_абзаца"><text:span text:style-name="T7">: “Operand types must match”</text:span></text:span></text:p>
      <text:p text:style-name="P5"><text:span text:style-name="Основной_20_шрифт_20_абзаца"><text:span text:style-name="T14">Переменная </text:span></text:span><text:span text:style-name="Основной_20_шрифт_20_абзаца"><text:span text:style-name="T7">vec</text:span></text:span><text:span text:style-name="Основной_20_шрифт_20_абзаца"><text:span text:style-name="T14">2 – массив, и каждая его ячейка имеет тип </text:span></text:span><text:span text:style-name="Основной_20_шрифт_20_абзаца"><text:span text:style-name="T7">DB</text:span></text:span><text:span text:style-name="Основной_20_шрифт_20_абзаца"><text:span text:style-name="T14"> т.е. занимает ровно 1 байт. В то же время регистр</text:span></text:span><text:span text:style-name="Основной_20_шрифт_20_абзаца"><text:span text:style-name="T7"> </text:span></text:span><text:span text:style-name="Основной_20_шрифт_20_абзаца"><text:span text:style-name="T8">СХ</text:span></text:span><text:span text:style-name="Основной_20_шрифт_20_абзаца"><text:span text:style-name="T14"> занимает 2 байта. Место, которое занимают операнды должно быть одинаковым. </text:span></text:span><text:span text:style-name="Основной_20_шрифт_20_абзаца"><text:span text:style-name="T16">Можно </text:span></text:span><text:span text:style-name="Основной_20_шрифт_20_абзаца"><text:span text:style-name="T14">передать </text:span></text:span><text:span text:style-name="Основной_20_шрифт_20_абзаца"><text:span text:style-name="T7">vec</text:span></text:span><text:span text:style-name="Основной_20_шрифт_20_абзаца"><text:span text:style-name="T14">2[</text:span></text:span><text:span text:style-name="Основной_20_шрифт_20_абзаца"><text:span text:style-name="T7">di</text:span></text:span><text:span text:style-name="Основной_20_шрифт_20_абзаца"><text:span text:style-name="T14">] в </text:span></text:span><text:span text:style-name="Основной_20_шрифт_20_абзаца"><text:span text:style-name="T8">CH</text:span></text:span><text:span text:style-name="Основной_20_шрифт_20_абзаца"><text:span text:style-name="T14"> или </text:span></text:span><text:span text:style-name="Основной_20_шрифт_20_абзаца"><text:span text:style-name="T8">CL</text:span></text:span><text:span text:style-name="Основной_20_шрифт_20_абзаца"><text:span text:style-name="T14">, но не в </text:span></text:span><text:span text:style-name="Основной_20_шрифт_20_абзаца"><text:span text:style-name="T8">CX</text:span></text:span><text:span text:style-name="Основной_20_шрифт_20_абзаца"><text:span text:style-name="T14">. </text:span></text:span></text:p>
      <text:p text:style-name="P18"/>
      <text:p text:style-name="P21">mov cx,matr[bx][di]</text:p>
      <text:p text:style-name="P5"><text:span text:style-name="Основной_20_шрифт_20_абзаца"><text:span text:style-name="T14">Ошибка</text:span></text:span><text:span text:style-name="Основной_20_шрифт_20_абзаца"><text:span text:style-name="T7">: “Operand types must match”</text:span></text:span></text:p>
      <text:p text:style-name="P5"><text:span text:style-name="Основной_20_шрифт_20_абзаца"><text:span text:style-name="T14">То же самое, что и в прошлой ошибке. Ячейки двумерного массива имеют размерность 1 байт (</text:span></text:span><text:span text:style-name="Основной_20_шрифт_20_абзаца"><text:span text:style-name="T7">DB</text:span></text:span><text:span text:style-name="Основной_20_шрифт_20_абзаца"><text:span text:style-name="T14">), а регистр </text:span></text:span><text:span text:style-name="Основной_20_шрифт_20_абзаца"><text:span text:style-name="T9">CX</text:span></text:span><text:span text:style-name="Основной_20_шрифт_20_абзаца"><text:span text:style-name="T14"> – 2 байта.</text:span></text:span></text:p>
      <text:p text:style-name="P21"/>
      <text:p text:style-name="P21">mov ax,matr[bx*4][di]</text:p>
      <text:p text:style-name="P5"><text:span text:style-name="Основной_20_шрифт_20_абзаца"><text:span text:style-name="T14">Ошибка</text:span></text:span><text:span text:style-name="Основной_20_шрифт_20_абзаца"><text:span text:style-name="T7">: “Illegal register value”</text:span></text:span></text:p>
      <text:p text:style-name="P5"><text:span text:style-name="Основной_20_шрифт_20_абзаца"><text:span text:style-name="T14">Операцию умножение на число можно применять только к регистрам с префиксом </text:span></text:span><text:span text:style-name="Основной_20_шрифт_20_абзаца"><text:span text:style-name="T9">E</text:span></text:span><text:span text:style-name="Основной_20_шрифт_20_абзаца"><text:span text:style-name="T14">. </text:span></text:span></text:p>
      <text:p text:style-name="P5"><text:span text:style-name="Основной_20_шрифт_20_абзаца"><text:span text:style-name="T14"/></text:span></text:p>
      <text:p text:style-name="P23">mov ax,matr[bp+bx]</text:p>
      <text:p text:style-name="P7"><text:span text:style-name="Основной_20_шрифт_20_абзаца"><text:span text:style-name="T14">Ошибка</text:span></text:span><text:span text:style-name="Основной_20_шрифт_20_абзаца"><text:span text:style-name="T7">: “Multiple base registers”</text:span></text:span></text:p>
      <text:p text:style-name="P8"><text:span text:style-name="Основной_20_шрифт_20_абзаца"><text:span text:style-name="T10">Нельзя использовать более одного базового регистра</text:span></text:span><text:span text:style-name="Основной_20_шрифт_20_абзаца"><text:span text:style-name="T11">. Размер элементов матрицы matr 1 байт, а A</text:span></text:span><text:span text:style-name="Основной_20_шрифт_20_абзаца"><text:span text:style-name="T12">X</text:span></text:span><text:span text:style-name="Основной_20_шрифт_20_абзаца"><text:span text:style-name="T10"> – 2 байта</text:span></text:span><text:span text:style-name="Основной_20_шрифт_20_абзаца"><text:span text:style-name="T9"> </text:span></text:span><text:span text:style-name="Основной_20_шрифт_20_абзаца"><text:span text:style-name="T14">. </text:span></text:span></text:p>
      <text:p text:style-name="P7"><text:span text:style-name="Основной_20_шрифт_20_абзаца"><text:span text:style-name="T14"/></text:span></text:p>
      <text:p text:style-name="P23">mov ax, matr[bp+di+si]</text:p>
      <text:p text:style-name="P7"><text:span text:style-name="Основной_20_шрифт_20_абзаца"><text:span text:style-name="T14">Ошибка</text:span></text:span><text:span text:style-name="Основной_20_шрифт_20_абзаца"><text:span text:style-name="T7">: “Multiple index registers”</text:span></text:span></text:p>
      <text:h text:style-name="P53" text:outline-level="3"><text:soft-page-break/><text:span text:style-name="Основной_20_шрифт_20_абзаца"><text:span text:style-name="T10">Нельзя использовать более одного индексного регистра</text:span></text:span><text:span text:style-name="Основной_20_шрифт_20_абзаца"><text:span text:style-name="T17">. Нельзя использовать более двух регистров. </text:span></text:span><text:span text:style-name="Основной_20_шрифт_20_абзаца"><text:span text:style-name="T11">Размер элементов матрицы matr 1 байт, а A</text:span></text:span><text:span text:style-name="Основной_20_шрифт_20_абзаца"><text:span text:style-name="T12">X</text:span></text:span><text:span text:style-name="Основной_20_шрифт_20_абзаца"><text:span text:style-name="T10"> – 2 байта</text:span></text:span><text:span text:style-name="Основной_20_шрифт_20_абзаца"><text:span text:style-name="T11"> </text:span></text:span><text:span text:style-name="Основной_20_шрифт_20_абзаца"><text:span text:style-name="T18">. </text:span></text:span></text:h>
      <text:p text:style-name="P18"><text:s/></text:p>
      <text:p text:style-name="P16">Выводы.</text:p>
      <text:p text:style-name="P15">Получены навыки в области отладки программы на языке ассемблера и нахождения ошибок в готовой программе. Усвоены знания в области регистровой адресации.</text:p>
      <text:p text:style-name="P38"><text:bookmark text:name="_GoBack"/></text:p>
      <text:p text:style-name="P39"><text:span text:style-name="Название_20_книги"><text:span text:style-name="T23">Протокол</text:span></text:span></text:p>
      <text:p text:style-name="P27"/>
      <text:p text:style-name="P19"/>
      <text:p text:style-name="P35"><text:span text:style-name="Основной_20_шрифт_20_абзаца"><text:span text:style-name="T13">Начальные значения регистров</text:span></text:span><text:span text:style-name="Основной_20_шрифт_20_абзаца"><text:span text:style-name="T6">:</text:span></text:span></text:p>
      <text:p text:style-name="P29">CS = <text:span text:style-name="T42">30C5</text:span>, DS=<text:span text:style-name="T42">30B0</text:span>, ES=<text:span text:style-name="T42">30B0</text:span>, SS=<text:span text:style-name="T42">30C0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rows-spanned="2" office:value-type="string">
            <text:p text:style-name="P5"><text:span text:style-name="Основной_20_шрифт_20_абзаца"><text:span text:style-name="T13">Адрес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3">Символический код команды</text:span></text:span></text:p>
          </table:table-cell>
          <table:table-cell table:style-name="Таблица2.A1" table:number-rows-spanned="2" office:value-type="string">
            <text:p text:style-name="P5"><text:span text:style-name="Основной_20_шрифт_20_абзаца"><text:span text:style-name="T13">16-ричный код команды</text:span></text:span></text:p>
          </table:table-cell>
          <table:table-cell table:style-name="Таблица2.A1" table:number-columns-spanned="2" office:value-type="string">
            <text:p text:style-name="P5"><text:span text:style-name="Основной_20_шрифт_20_абзаца"><text:span text:style-name="T13">Содержимое регистров и ячеек памяти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2.A1" office:value-type="string">
            <text:p text:style-name="P40"><text:span text:style-name="Основной_20_шрифт_20_абзаца"><text:span text:style-name="T13">До выполнения</text:span></text:span></text:p>
          </table:table-cell>
          <table:table-cell table:style-name="Таблица2.A1" office:value-type="string">
            <text:p text:style-name="P40"><text:span text:style-name="Основной_20_шрифт_20_абзаца"><text:span text:style-name="T13">После выполнения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27">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1E</text:span></text:span></text:p>
          </table:table-cell>
          <table:table-cell table:style-name="Таблица2.A1" office:value-type="string">
            <text:p text:style-name="P41"><text:span text:style-name="Название_20_книги"><text:span text:style-name="T27">DS= </text:span></text:span><text:span text:style-name="Название_20_книги"><text:span text:style-name="T26">19F5</text:span></text:span></text:p>
            <text:p text:style-name="P40"><text:span text:style-name="Название_20_книги"><text:span text:style-name="T27">SP=0018</text:span></text:span></text:p>
            <text:p text:style-name="P40"><text:span text:style-name="Название_20_книги"><text:span text:style-name="T27">STACK=+0|0000</text:span></text:span></text:p>
            <text:p text:style-name="P40"><text:span text:style-name="Название_20_книги"><text:span text:style-name="T27">IP=0000</text:span></text:span></text:p>
          </table:table-cell>
          <table:table-cell table:style-name="Таблица2.A1" office:value-type="string">
            <text:p text:style-name="P41"><text:span text:style-name="Название_20_книги"><text:span text:style-name="T27">DS= </text:span></text:span><text:span text:style-name="Название_20_книги"><text:span text:style-name="T26">19F5</text:span></text:span></text:p>
            <text:p text:style-name="P40"><text:span text:style-name="Название_20_книги"><text:span text:style-name="T27">SP=0016</text:span></text:span></text:p>
            <text:p text:style-name="P41"><text:span text:style-name="Название_20_книги"><text:span text:style-name="T27">STACK=+0| 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SUB A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2BC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IP=0001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IP=000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PUSH 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5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SP=0016</text:span></text:span></text:p>
            <text:p text:style-name="P42"><text:span text:style-name="Название_20_книги"><text:span text:style-name="T27">STACK=+0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0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SP=0014</text:span></text:span></text:p>
            <text:p text:style-name="P40"><text:span text:style-name="Название_20_книги"><text:span text:style-name="T27">STACK=+0|0000</text:span></text:span></text:p>
            <text:p text:style-name="P42"><text:span text:style-name="Название_20_книги"><text:span text:style-name="T27"><text:s text:c="15"/>+2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0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X,</text:span></text:span><text:span text:style-name="Название_20_книги"><text:span text:style-name="T28">30C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8</text:span></text:span><text:span text:style-name="Название_20_книги"><text:span text:style-name="T28">C23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IP=0004</text:span></text:span></text:p>
          </table:table-cell>
          <table:table-cell table:style-name="Таблица2.A1" office:value-type="string">
            <text:p text:style-name="P42"><text:span text:style-name="Название_20_книги"><text:span text:style-name="T27">AX=</text:span></text:span><text:span text:style-name="Название_20_книги"><text:span text:style-name="T28">30C2</text:span></text:span></text:p>
            <text:p text:style-name="P40"><text:span text:style-name="Название_20_книги"><text:span text:style-name="T27">IP=000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D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ED8</text:span></text:span></text:p>
          </table:table-cell>
          <table:table-cell table:style-name="Таблица2.A1" office:value-type="string">
            <text:p text:style-name="P42"><text:span text:style-name="Название_20_книги"><text:span text:style-name="T27">AX=</text:span></text:span><text:span text:style-name="Название_20_книги"><text:span text:style-name="T28">30C2</text:span></text:span></text:p>
            <text:p text:style-name="P42"><text:span text:style-name="Название_20_книги"><text:span text:style-name="T27">DS= 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07</text:span></text:span></text:p>
          </table:table-cell>
          <table:table-cell table:style-name="Таблица2.A1" office:value-type="string">
            <text:p text:style-name="P42"><text:span text:style-name="Название_20_книги"><text:span text:style-name="T27">AX=</text:span></text:span><text:span text:style-name="Название_20_книги"><text:span text:style-name="T28">30C2</text:span></text:span></text:p>
            <text:p text:style-name="P42"><text:span text:style-name="Название_20_книги"><text:span text:style-name="T27">DS=</text:span></text:span><text:span text:style-name="Название_20_книги"><text:span text:style-name="T28">30C2</text:span></text:span></text:p>
            <text:p text:style-name="P40"><text:span text:style-name="Название_20_книги"><text:span text:style-name="T27">IP=000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X,01F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8F401</text:span></text:span></text:p>
          </table:table-cell>
          <table:table-cell table:style-name="Таблица2.A1" office:value-type="string">
            <text:p text:style-name="P43"><text:span text:style-name="Название_20_книги"><text:span text:style-name="T27">AX=</text:span></text:span><text:span text:style-name="Название_20_книги"><text:span text:style-name="T28">30C2</text:span></text:span></text:p>
            <text:p text:style-name="P40"><text:span text:style-name="Название_20_книги"><text:span text:style-name="T27">IP=0009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4</text:span></text:span></text:p>
            <text:p text:style-name="P40"><text:span text:style-name="Название_20_книги"><text:span text:style-name="T27">IP=000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CX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BC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4</text:span></text:span></text:p>
            <text:p text:style-name="P40"><text:span text:style-name="Название_20_книги"><text:span text:style-name="T27">CX=00</text:span></text:span><text:span text:style-name="Название_20_книги"><text:span text:style-name="T29">B0</text:span></text:span></text:p>
            <text:p text:style-name="P40"><text:span text:style-name="Название_20_книги"><text:span text:style-name="T27">IP=000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4</text:span></text:span></text:p>
            <text:p text:style-name="P40"><text:span text:style-name="Название_20_книги"><text:span text:style-name="T27">CX=01F4</text:span></text:span></text:p>
            <text:p text:style-name="P40"><text:span text:style-name="Название_20_книги"><text:span text:style-name="T27">IP=000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0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BL,2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324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0000</text:span></text:span></text:p>
            <text:p text:style-name="P40"><text:span text:style-name="Название_20_книги"><text:span text:style-name="T27">IP=000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0024</text:span></text:span></text:p>
            <text:p text:style-name="P40"><text:span text:style-name="Название_20_книги"><text:span text:style-name="T27">IP=001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1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BH,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7C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0024</text:span></text:span></text:p>
            <text:p text:style-name="P40"><text:span text:style-name="Название_20_книги"><text:span text:style-name="T27">IP=001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CE24</text:span></text:span></text:p>
            <text:p text:style-name="P40"><text:span text:style-name="Название_20_книги"><text:span text:style-name="T27">IP=0012</text:span></text:span></text:p>
          </table:table-cell>
        </table:table-row>
        <text:soft-page-break/>
        <table:table-row>
          <table:table-cell table:style-name="Таблица2.A1" office:value-type="string">
            <text:p text:style-name="P5"><text:span text:style-name="Название_20_книги"><text:span text:style-name="T39">001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[0002],FFC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C7060200CEFF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IP=0012</text:span></text:span></text:p>
            <text:p text:style-name="P40"><text:span text:style-name="Название_20_книги"><text:span text:style-name="T27">ds[0002]=00</text:span></text:span></text:p>
            <text:p text:style-name="P40"><text:span text:style-name="Название_20_книги"><text:span text:style-name="T27">ds[0003]=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IP=0018</text:span></text:span></text:p>
            <text:p text:style-name="P40"><text:span text:style-name="Название_20_книги"><text:span text:style-name="T27">ds[0002]=CE</text:span></text:span></text:p>
            <text:p text:style-name="P40"><text:span text:style-name="Название_20_книги"><text:span text:style-name="T27">ds[0003]=F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1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BX, 000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B06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CE24</text:span></text:span></text:p>
            <text:p text:style-name="P40"><text:span text:style-name="Название_20_книги"><text:span text:style-name="T27">IP=001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0006</text:span></text:span></text:p>
            <text:p text:style-name="P40"><text:span text:style-name="Название_20_книги"><text:span text:style-name="T27">IP=001B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1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[0000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A300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4</text:span></text:span></text:p>
            <text:p text:style-name="P40"><text:span text:style-name="Название_20_книги"><text:span text:style-name="T27">IP=001B</text:span></text:span></text:p>
            <text:p text:style-name="P40"><text:span text:style-name="Название_20_книги"><text:span text:style-name="T27">ds[0000]=00</text:span></text:span></text:p>
            <text:p text:style-name="P40"><text:span text:style-name="Название_20_книги"><text:span text:style-name="T27">ds[0001]=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4</text:span></text:span></text:p>
            <text:p text:style-name="P40"><text:span text:style-name="Название_20_книги"><text:span text:style-name="T27">IP=001E</text:span></text:span></text:p>
            <text:p text:style-name="P40"><text:span text:style-name="Название_20_книги"><text:span text:style-name="T27">ds[0000]=F4</text:span></text:span></text:p>
            <text:p text:style-name="P40"><text:span text:style-name="Название_20_книги"><text:span text:style-name="T27">ds[0001]=0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1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L,[BX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A0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4</text:span></text:span></text:p>
            <text:p text:style-name="P40"><text:span text:style-name="Название_20_книги"><text:span text:style-name="T27">ds[BX]=</text:span></text:span></text:p>
            <text:p text:style-name="P40"><text:span text:style-name="Название_20_книги"><text:span text:style-name="T27">ds[0006]=01</text:span></text:span></text:p>
            <text:p text:style-name="P40"><text:span text:style-name="Название_20_книги"><text:span text:style-name="T27">IP=001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01</text:span></text:span></text:p>
            <text:p text:style-name="P40"><text:span text:style-name="Название_20_книги"><text:span text:style-name="T27">ds[BX]=</text:span></text:span></text:p>
            <text:p text:style-name="P40"><text:span text:style-name="Название_20_книги"><text:span text:style-name="T27">ds[0006]=01</text:span></text:span></text:p>
            <text:p text:style-name="P40"><text:span text:style-name="Название_20_книги"><text:span text:style-name="T27">IP=002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2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L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A470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01</text:span></text:span></text:p>
            <text:p text:style-name="P40"><text:span text:style-name="Название_20_книги"><text:span text:style-name="T27">ds[BX+03]=</text:span></text:span></text:p>
            <text:p text:style-name="P40"><text:span text:style-name="Название_20_книги"><text:span text:style-name="T27">ds[0009]=04</text:span></text:span></text:p>
            <text:p text:style-name="P40"><text:span text:style-name="Название_20_книги"><text:span text:style-name="T27">IP=002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04</text:span></text:span></text:p>
            <text:p text:style-name="P40"><text:span text:style-name="Название_20_книги"><text:span text:style-name="T27">ds[BX+03]=</text:span></text:span></text:p>
            <text:p text:style-name="P40"><text:span text:style-name="Название_20_книги"><text:span text:style-name="T27">ds[0009]=04</text:span></text:span></text:p>
            <text:p text:style-name="P52"><text:span text:style-name="Название_20_книги"><text:span text:style-name="T27">IP=002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2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CX,[BX+03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B4F0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CX=01F4</text:span></text:span></text:p>
            <text:p text:style-name="P40"><text:span text:style-name="Название_20_книги"><text:span text:style-name="T27">ds[BX+03]=</text:span></text:span></text:p>
            <text:p text:style-name="P40"><text:span text:style-name="Название_20_книги"><text:span text:style-name="T27">ds[0009]=04</text:span></text:span></text:p>
            <text:p text:style-name="P40"><text:span text:style-name="Название_20_книги"><text:span text:style-name="T27">ds[000A]=08</text:span></text:span></text:p>
            <text:p text:style-name="P40"><text:span text:style-name="Название_20_книги"><text:span text:style-name="T27">IP=002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CX=0804</text:span></text:span></text:p>
            <text:p text:style-name="P40"><text:span text:style-name="Название_20_книги"><text:span text:style-name="T27">ds[BX+03]=</text:span></text:span></text:p>
            <text:p text:style-name="P40"><text:span text:style-name="Название_20_книги"><text:span text:style-name="T27">ds[0009]=04</text:span></text:span></text:p>
            <text:p text:style-name="P40"><text:span text:style-name="Название_20_книги"><text:span text:style-name="T27">ds[000A]=08</text:span></text:span></text:p>
            <text:p text:style-name="P40"><text:span text:style-name="Название_20_книги"><text:span text:style-name="T27">IP=0026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26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DI,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F02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I=0000</text:span></text:span></text:p>
            <text:p text:style-name="P40"><text:span text:style-name="Название_20_книги"><text:span text:style-name="T27">IP=0026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I=0002</text:span></text:span></text:p>
            <text:p text:style-name="P40"><text:span text:style-name="Название_20_книги"><text:span text:style-name="T27">IP=002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2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L,[000E+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A850E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04</text:span></text:span></text:p>
            <text:p text:style-name="P40"><text:span text:style-name="Название_20_книги"><text:span text:style-name="T27">ds[000E+DI]=</text:span></text:span></text:p>
            <text:p text:style-name="P40"><text:span text:style-name="Название_20_книги"><text:span text:style-name="T27">ds[0010]=0A</text:span></text:span></text:p>
            <text:p text:style-name="P40"><text:span text:style-name="Название_20_книги"><text:span text:style-name="T27">IP=0029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0A</text:span></text:span></text:p>
            <text:p text:style-name="P40"><text:span text:style-name="Название_20_книги"><text:span text:style-name="T27">ds[000E+DI]=</text:span></text:span></text:p>
            <text:p text:style-name="P40"><text:span text:style-name="Название_20_книги"><text:span text:style-name="T27">ds[0010]=0A</text:span></text:span></text:p>
            <text:p text:style-name="P40"><text:span text:style-name="Название_20_книги"><text:span text:style-name="T27">IP=002D</text:span></text:span></text:p>
            <text:p text:style-name="P51"/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2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BX,000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B03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0006</text:span></text:span></text:p>
            <text:p text:style-name="P40"><text:span text:style-name="Название_20_книги"><text:span text:style-name="T27">IP=002D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X=0003</text:span></text:span></text:p>
            <text:p text:style-name="P40"><text:span text:style-name="Название_20_книги"><text:span text:style-name="T27">IP=0030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3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L,[0016 + BX + DI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A8116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0A</text:span></text:span></text:p>
            <text:p text:style-name="P40"><text:span text:style-name="Название_20_книги"><text:span text:style-name="T27">ds[0016+BX+DI]=</text:span></text:span></text:p>
            <text:p text:style-name="P44"><text:span text:style-name="Название_20_книги"><text:span text:style-name="T27">ds[001B]=FD</text:span></text:span></text:p>
            <text:p text:style-name="P40"><text:soft-page-break/><text:span text:style-name="Название_20_книги"><text:span text:style-name="T27">IP=003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D</text:span></text:span></text:p>
            <text:p text:style-name="P40"><text:span text:style-name="Название_20_книги"><text:span text:style-name="T27">ds[0016+BX+DI]=</text:span></text:span></text:p>
            <text:p text:style-name="P40"><text:span text:style-name="Название_20_книги"><text:span text:style-name="T27">ds[001B]=FD</text:span></text:span></text:p>
            <text:p text:style-name="P40"><text:soft-page-break/><text:span text:style-name="Название_20_книги"><text:span text:style-name="T27">IP=0034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34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X,</text:span></text:span><text:span text:style-name="Название_20_книги"><text:span text:style-name="T30">30C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8</text:span></text:span><text:span text:style-name="Название_20_книги"><text:span text:style-name="T30">C23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1FD</text:span></text:span></text:p>
            <text:p text:style-name="P40"><text:span text:style-name="Название_20_книги"><text:span text:style-name="T27">IP=0034</text:span></text:span></text:p>
          </table:table-cell>
          <table:table-cell table:style-name="Таблица2.A1" office:value-type="string">
            <text:p text:style-name="P44"><text:span text:style-name="Название_20_книги"><text:span text:style-name="T27">AX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IP=0037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3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EC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ES=</text:span></text:span><text:span text:style-name="Название_20_книги"><text:span text:style-name="T30">30B0</text:span></text:span></text:p>
            <text:p text:style-name="P44"><text:span text:style-name="Название_20_книги"><text:span text:style-name="T27">AX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IP=0037</text:span></text:span></text:p>
          </table:table-cell>
          <table:table-cell table:style-name="Таблица2.A1" office:value-type="string">
            <text:p text:style-name="P44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4"><text:span text:style-name="Название_20_книги"><text:span text:style-name="T27">AX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IP=0039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39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X,ES:[BX]</text:span></text:span></text:p>
          </table:table-cell>
          <table:table-cell table:style-name="Таблица2.A1" office:value-type="string">
            <text:p text:style-name="P9"><text:span text:style-name="Название_20_книги"><text:span text:style-name="T31">268B07</text:span></text:span></text:p>
          </table:table-cell>
          <table:table-cell table:style-name="Таблица2.A1" office:value-type="string">
            <text:p text:style-name="P45"><text:span text:style-name="Название_20_книги"><text:span text:style-name="T27">AX=</text:span></text:span><text:span text:style-name="Название_20_книги"><text:span text:style-name="T30">30C2</text:span></text:span></text:p>
            <text:p text:style-name="P45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es[BX]=es[0003]=FF</text:span></text:span></text:p>
            <text:p text:style-name="P40"><text:span text:style-name="Название_20_книги"><text:span text:style-name="T27">es[0004]=00</text:span></text:span></text:p>
            <text:p text:style-name="P40"><text:span text:style-name="Название_20_книги"><text:span text:style-name="T27">IP=0039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ff</text:span></text:span></text:p>
            <text:p text:style-name="P45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es[bx]=es[0003]=ff</text:span></text:span></text:p>
            <text:p text:style-name="P40"><text:span text:style-name="Название_20_книги"><text:span text:style-name="T27">es[0004]=00</text:span></text:span></text:p>
            <text:p text:style-name="P40"><text:span text:style-name="Название_20_книги"><text:span text:style-name="T27">ip=003c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3C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AX,000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800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FF</text:span></text:span></text:p>
            <text:p text:style-name="P40"><text:span text:style-name="Название_20_книги"><text:span text:style-name="T27">IP=003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IP=003F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3F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ES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EC0</text:span></text:span></text:p>
          </table:table-cell>
          <table:table-cell table:style-name="Таблица2.A1" office:value-type="string">
            <text:p text:style-name="P46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IP=003F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ES=0000</text:span></text:span></text:p>
            <text:p text:style-name="P40"><text:span text:style-name="Название_20_книги"><text:span text:style-name="T27">AX=0000</text:span></text:span></text:p>
            <text:p text:style-name="P40"><text:span text:style-name="Название_20_книги"><text:span text:style-name="T27">IP=0041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41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PUSH D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1E</text:span></text:span></text:p>
          </table:table-cell>
          <table:table-cell table:style-name="Таблица2.A1" office:value-type="string">
            <text:p text:style-name="P46"><text:span text:style-name="Название_20_книги"><text:span text:style-name="T27">D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SP=0014</text:span></text:span></text:p>
            <text:p text:style-name="P40"><text:span text:style-name="Название_20_книги"><text:span text:style-name="T27">STACK=+0|0000</text:span></text:span></text:p>
            <text:p text:style-name="P47"><text:span text:style-name="Название_20_книги"><text:span text:style-name="T27"><text:s text:c="15"/>+2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41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27">D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SP=0012</text:span></text:span></text:p>
            <text:p text:style-name="P46"><text:span text:style-name="Название_20_книги"><text:span text:style-name="T27">STACK=+0|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<text:s text:c="15"/>+2|0000</text:span></text:span></text:p>
            <text:p text:style-name="P47"><text:span text:style-name="Название_20_книги"><text:span text:style-name="T27"><text:s text:c="15"/>+4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42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4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POP ES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0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SP=0012</text:span></text:span></text:p>
            <text:p text:style-name="P40"><text:span text:style-name="Название_20_книги"><text:span text:style-name="T27">ES=0000</text:span></text:span></text:p>
            <text:p text:style-name="P47"><text:span text:style-name="Название_20_книги"><text:span text:style-name="T27">STACK=+0|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<text:s text:c="15"/>+2|0000</text:span></text:span></text:p>
            <text:p text:style-name="P47"><text:span text:style-name="Название_20_книги"><text:span text:style-name="T27"><text:s text:c="15"/>+4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42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SP=0014</text:span></text:span></text:p>
            <text:p text:style-name="P47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STACK=+0|0000</text:span></text:span></text:p>
            <text:p text:style-name="P47"><text:span text:style-name="Название_20_книги"><text:span text:style-name="T27"><text:s text:c="15"/>+2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43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43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CX,ES:[BX-01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268B4FFF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CX=0804</text:span></text:span></text:p>
            <text:p text:style-name="P47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es[BX-01]=</text:span></text:span></text:p>
            <text:p text:style-name="P40"><text:span text:style-name="Название_20_книги"><text:span text:style-name="T27">es[0002]=CE</text:span></text:span></text:p>
            <text:p text:style-name="P40"><text:span text:style-name="Название_20_книги"><text:span text:style-name="T27">es[0003]=FF</text:span></text:span></text:p>
            <text:p text:style-name="P40"><text:span text:style-name="Название_20_книги"><text:span text:style-name="T27">IP=0043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CX=FFCE</text:span></text:span></text:p>
            <text:p text:style-name="P47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es[BX-01]</text:span></text:span></text:p>
            <text:p text:style-name="P40"><text:span text:style-name="Название_20_книги"><text:span text:style-name="T27">=es[0002]=CE</text:span></text:span></text:p>
            <text:p text:style-name="P40"><text:span text:style-name="Название_20_книги"><text:span text:style-name="T27">es[0003]=FF</text:span></text:span></text:p>
            <text:p text:style-name="P40"><text:span text:style-name="Название_20_книги"><text:span text:style-name="T27">IP=0047</text:span></text:span></text:p>
          </table:table-cell>
        </table:table-row>
        <text:soft-page-break/>
        <table:table-row>
          <table:table-cell table:style-name="Таблица2.A1" office:value-type="string">
            <text:p text:style-name="P5"><text:span text:style-name="Название_20_книги"><text:span text:style-name="T39">0047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XCHG AX,C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91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 = 0000</text:span></text:span></text:p>
            <text:p text:style-name="P40"><text:span text:style-name="Название_20_книги"><text:span text:style-name="T27">CX = FFCE</text:span></text:span></text:p>
            <text:p text:style-name="P40"><text:span text:style-name="Название_20_книги"><text:span text:style-name="T27">IP=0047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AX=FFCE</text:span></text:span></text:p>
            <text:p text:style-name="P40"><text:span text:style-name="Название_20_книги"><text:span text:style-name="T27">CX=0000</text:span></text:span></text:p>
            <text:p text:style-name="P40"><text:span text:style-name="Название_20_книги"><text:span text:style-name="T27">IP=004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4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DI,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BF02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I=0002</text:span></text:span></text:p>
            <text:p text:style-name="P40"><text:span text:style-name="Название_20_книги"><text:span text:style-name="T27">IP=004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I=0002</text:span></text:span></text:p>
            <text:p text:style-name="P40"><text:span text:style-name="Название_20_книги"><text:span text:style-name="T27">IP=004B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4B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ES:[BX+DI],AX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268901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es[BX+DI] = [0005]=</text:span></text:span></text:p>
            <text:p text:style-name="P40"><text:span text:style-name="Название_20_книги"><text:span text:style-name="T27">00</text:span></text:span></text:p>
            <text:p text:style-name="P40"><text:span text:style-name="Название_20_книги"><text:span text:style-name="T27">es[0006] = 01</text:span></text:span></text:p>
            <text:p text:style-name="P40"><text:span text:style-name="Название_20_книги"><text:span text:style-name="T27">AX=FFCE</text:span></text:span></text:p>
            <text:p text:style-name="P40"><text:span text:style-name="Название_20_книги"><text:span text:style-name="T27">IP=004B</text:span></text:span></text:p>
          </table:table-cell>
          <table:table-cell table:style-name="Таблица2.A1" office:value-type="string">
            <text:p text:style-name="P47"><text:span text:style-name="Название_20_книги"><text:span text:style-name="T27">ES=</text:span></text:span><text:span text:style-name="Название_20_книги"><text:span text:style-name="T30">30C2</text:span></text:span></text:p>
            <text:p text:style-name="P40"><text:span text:style-name="Название_20_книги"><text:span text:style-name="T27">es[0005] = CE</text:span></text:span></text:p>
            <text:p text:style-name="P40"><text:span text:style-name="Название_20_книги"><text:span text:style-name="T27">es[0006] = FF</text:span></text:span></text:p>
            <text:p text:style-name="P40"><text:span text:style-name="Название_20_книги"><text:span text:style-name="T27">IP=004E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4E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BE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P=0000</text:span></text:span></text:p>
            <text:p text:style-name="P40"><text:span text:style-name="Название_20_книги"><text:span text:style-name="T27">SP=0014</text:span></text:span></text:p>
            <text:p text:style-name="P40"><text:span text:style-name="Название_20_книги"><text:span text:style-name="T27">IP=004E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BP=0014</text:span></text:span></text:p>
            <text:p text:style-name="P40"><text:span text:style-name="Название_20_книги"><text:span text:style-name="T27">SP=0014</text:span></text:span></text:p>
            <text:p text:style-name="P40"><text:span text:style-name="Название_20_книги"><text:span text:style-name="T27">IP=0050</text:span></text:span></text:p>
          </table:table-cell>
        </table:table-row>
        <table:table-row table:style-name="Таблица2.34">
          <table:table-cell table:style-name="Таблица2.A1" office:value-type="string">
            <text:p text:style-name="P5"><text:span text:style-name="Название_20_книги"><text:span text:style-name="T39">0050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PUSH [000</text:span></text:span><text:span text:style-name="Название_20_книги"><text:span text:style-name="T32">0</text:span></text:span><text:span text:style-name="Название_20_книги"><text:span text:style-name="T27">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FF360</text:span></text:span><text:span text:style-name="Название_20_книги"><text:span text:style-name="T32">0</text:span></text:span><text:span text:style-name="Название_20_книги"><text:span text:style-name="T27">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s[000</text:span></text:span><text:span text:style-name="Название_20_книги"><text:span text:style-name="T32">0</text:span></text:span><text:span text:style-name="Название_20_книги"><text:span text:style-name="T27">] = </text:span></text:span><text:span text:style-name="Название_20_книги"><text:span text:style-name="T32">F4</text:span></text:span></text:p>
            <text:p text:style-name="P40"><text:span text:style-name="Название_20_книги"><text:span text:style-name="T27">ds[000</text:span></text:span><text:span text:style-name="Название_20_книги"><text:span text:style-name="T32">1</text:span></text:span><text:span text:style-name="Название_20_книги"><text:span text:style-name="T27">] = </text:span></text:span><text:span text:style-name="Название_20_книги"><text:span text:style-name="T32">01</text:span></text:span></text:p>
            <text:p text:style-name="P40"><text:span text:style-name="Название_20_книги"><text:span text:style-name="T27">SP = 0014</text:span></text:span></text:p>
            <text:p text:style-name="P40"><text:span text:style-name="Название_20_книги"><text:span text:style-name="T27">STACK = +0|0000</text:span></text:span></text:p>
            <text:p text:style-name="P48"><text:span text:style-name="Название_20_книги"><text:span text:style-name="T27"><text:s text:c="17"/>+2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5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s[000</text:span></text:span><text:span text:style-name="Название_20_книги"><text:span text:style-name="T33">0</text:span></text:span><text:span text:style-name="Название_20_книги"><text:span text:style-name="T27">] = </text:span></text:span><text:span text:style-name="Название_20_книги"><text:span text:style-name="T32">F4</text:span></text:span></text:p>
            <text:p text:style-name="P40"><text:span text:style-name="Название_20_книги"><text:span text:style-name="T27">ds[000</text:span></text:span><text:span text:style-name="Название_20_книги"><text:span text:style-name="T33">1</text:span></text:span><text:span text:style-name="Название_20_книги"><text:span text:style-name="T27">] = </text:span></text:span><text:span text:style-name="Название_20_книги"><text:span text:style-name="T32">01</text:span></text:span></text:p>
            <text:p text:style-name="P40"><text:span text:style-name="Название_20_книги"><text:span text:style-name="T27">SP = 0012</text:span></text:span></text:p>
            <text:p text:style-name="P40"><text:span text:style-name="Название_20_книги"><text:span text:style-name="T27">STACK= +0|</text:span></text:span><text:span text:style-name="Название_20_книги"><text:span text:style-name="T32">01F4</text:span></text:span></text:p>
            <text:p text:style-name="P40"><text:span text:style-name="Название_20_книги"><text:span text:style-name="T27"><text:s text:c="16"/>+2|0000</text:span></text:span></text:p>
            <text:p text:style-name="P48"><text:span text:style-name="Название_20_книги"><text:span text:style-name="T27"><text:s text:c="16"/>+4|</text:span></text:span><text:span text:style-name="Название_20_книги"><text:span text:style-name="T24">30B0</text:span></text:span></text:p>
            <text:p text:style-name="P40"><text:span text:style-name="Название_20_книги"><text:span text:style-name="T27">IP=0054</text:span></text:span></text:p>
          </table:table-cell>
        </table:table-row>
        <table:table-row>
          <table:table-cell table:style-name="Таблица2.A35" office:value-type="string">
            <text:p text:style-name="P24">0054</text:p>
          </table:table-cell>
          <table:table-cell table:style-name="Таблица2.A35" office:value-type="string">
            <text:p text:style-name="P10"><text:span text:style-name="Название_20_книги"><text:span text:style-name="T27">PUSH [000</text:span></text:span><text:span text:style-name="Название_20_книги"><text:span text:style-name="T32">2</text:span></text:span><text:span text:style-name="Название_20_книги"><text:span text:style-name="T27">]</text:span></text:span></text:p>
          </table:table-cell>
          <table:table-cell table:style-name="Таблица2.A35" office:value-type="string">
            <text:p text:style-name="P10"><text:span text:style-name="Название_20_книги"><text:span text:style-name="T27">FF360</text:span></text:span><text:span text:style-name="Название_20_книги"><text:span text:style-name="T32">2</text:span></text:span><text:span text:style-name="Название_20_книги"><text:span text:style-name="T27">00</text:span></text:span></text:p>
          </table:table-cell>
          <table:table-cell table:style-name="Таблица2.A35" office:value-type="string">
            <text:p text:style-name="P49"><text:span text:style-name="Название_20_книги"><text:span text:style-name="T27">ds[000</text:span></text:span><text:span text:style-name="Название_20_книги"><text:span text:style-name="T33">2</text:span></text:span><text:span text:style-name="Название_20_книги"><text:span text:style-name="T27">] = </text:span></text:span><text:span text:style-name="Название_20_книги"><text:span text:style-name="T33">CE</text:span></text:span></text:p>
            <text:p text:style-name="P49"><text:span text:style-name="Название_20_книги"><text:span text:style-name="T27">ds[000</text:span></text:span><text:span text:style-name="Название_20_книги"><text:span text:style-name="T33">3</text:span></text:span><text:span text:style-name="Название_20_книги"><text:span text:style-name="T27">] = </text:span></text:span><text:span text:style-name="Название_20_книги"><text:span text:style-name="T33">FF</text:span></text:span></text:p>
            <text:p text:style-name="P49"><text:span text:style-name="Название_20_книги"><text:span text:style-name="T27">SP = 001</text:span></text:span><text:span text:style-name="Название_20_книги"><text:span text:style-name="T33">2</text:span></text:span></text:p>
            <text:p text:style-name="P49"><text:span text:style-name="Название_20_книги"><text:span text:style-name="T27">STACK=+0|</text:span></text:span><text:span text:style-name="Название_20_книги"><text:span text:style-name="T32">01F4</text:span></text:span></text:p>
            <text:p text:style-name="P49"><text:span text:style-name="Название_20_книги"><text:span text:style-name="T27"><text:s text:c="15"/>+2|0000</text:span></text:span></text:p>
            <text:p text:style-name="P49"><text:span text:style-name="Название_20_книги"><text:span text:style-name="T24"><text:s text:c="15"/>+4|30B0</text:span></text:span></text:p>
            <text:p text:style-name="P49"><text:span text:style-name="Название_20_книги"><text:span text:style-name="T27">IP=005</text:span></text:span><text:span text:style-name="Название_20_книги"><text:span text:style-name="T33">4</text:span></text:span></text:p>
          </table:table-cell>
          <table:table-cell table:style-name="Таблица2.A35" office:value-type="string">
            <text:p text:style-name="P49"><text:span text:style-name="Название_20_книги"><text:span text:style-name="T27">Ds[0002] = </text:span></text:span><text:span text:style-name="Название_20_книги"><text:span text:style-name="T33">CE</text:span></text:span></text:p>
            <text:p text:style-name="P49"><text:span text:style-name="Название_20_книги"><text:span text:style-name="T27">ds[0003] = </text:span></text:span><text:span text:style-name="Название_20_книги"><text:span text:style-name="T33">FF</text:span></text:span></text:p>
            <text:p text:style-name="P49"><text:span text:style-name="Название_20_книги"><text:span text:style-name="T27">SP = 001</text:span></text:span><text:span text:style-name="Название_20_книги"><text:span text:style-name="T33">0</text:span></text:span></text:p>
            <text:p text:style-name="P49"><text:span text:style-name="Название_20_книги"><text:span text:style-name="T27">STACK=+0|</text:span></text:span><text:span text:style-name="Название_20_книги"><text:span text:style-name="T33">FFCE</text:span></text:span></text:p>
            <text:p text:style-name="P49"><text:span text:style-name="Название_20_книги"><text:span text:style-name="T27"><text:s text:c="15"/>+2|</text:span></text:span><text:span text:style-name="Название_20_книги"><text:span text:style-name="T32">01F4</text:span></text:span></text:p>
            <text:p text:style-name="P49"><text:span text:style-name="Название_20_книги"><text:span text:style-name="T27"><text:s text:c="15"/>+4|</text:span></text:span><text:span text:style-name="Название_20_книги"><text:span text:style-name="T24">0000</text:span></text:span></text:p>
            <text:p text:style-name="P49"><text:span text:style-name="Название_20_книги"><text:span text:style-name="T24"><text:s text:c="15"/></text:span></text:span><text:span text:style-name="Название_20_книги"><text:span text:style-name="T25">+6|</text:span></text:span><text:span text:style-name="Название_20_книги"><text:span text:style-name="T24">30B0</text:span></text:span></text:p>
            <text:p text:style-name="P49"><text:span text:style-name="Название_20_книги"><text:span text:style-name="T27">IP=005</text:span></text:span><text:span text:style-name="Название_20_книги"><text:span text:style-name="T33">8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5</text:span></text:span><text:span text:style-name="Название_20_книги"><text:span text:style-name="T40">8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BP,SP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BEC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SP=001</text:span></text:span><text:span text:style-name="Название_20_книги"><text:span text:style-name="T33">0</text:span></text:span></text:p>
            <text:p text:style-name="P40"><text:span text:style-name="Название_20_книги"><text:span text:style-name="T27">BP=0014</text:span></text:span></text:p>
            <text:p text:style-name="P40"><text:span text:style-name="Название_20_книги"><text:span text:style-name="T27">IP=005</text:span></text:span><text:span text:style-name="Название_20_книги"><text:span text:style-name="T33">8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SP=001</text:span></text:span><text:span text:style-name="Название_20_книги"><text:span text:style-name="T33">0</text:span></text:span></text:p>
            <text:p text:style-name="P40"><text:span text:style-name="Название_20_книги"><text:span text:style-name="T27">BP=001</text:span></text:span><text:span text:style-name="Название_20_книги"><text:span text:style-name="T33">0</text:span></text:span></text:p>
            <text:p text:style-name="P40"><text:span text:style-name="Название_20_книги"><text:span text:style-name="T27">IP=005</text:span></text:span><text:span text:style-name="Название_20_книги"><text:span text:style-name="T33">A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5</text:span></text:span><text:span text:style-name="Название_20_книги"><text:span text:style-name="T40">A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MOV DX,[BP+02]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8B5602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X=0000</text:span></text:span></text:p>
            <text:p text:style-name="P40"><text:span text:style-name="Название_20_книги"><text:span text:style-name="T27">ss[BP+02] = ss[001</text:span></text:span><text:span text:style-name="Название_20_книги"><text:span text:style-name="T34">2</text:span></text:span><text:span text:style-name="Название_20_книги"><text:span text:style-name="T27">]=</text:span></text:span><text:span text:style-name="Название_20_книги"><text:span text:style-name="T34">f4</text:span></text:span></text:p>
            <text:p text:style-name="P40"><text:soft-page-break/><text:span text:style-name="Название_20_книги"><text:span text:style-name="T27">ss[001</text:span></text:span><text:span text:style-name="Название_20_книги"><text:span text:style-name="T34">3</text:span></text:span><text:span text:style-name="Название_20_книги"><text:span text:style-name="T27">]=0</text:span></text:span><text:span text:style-name="Название_20_книги"><text:span text:style-name="T34">1</text:span></text:span></text:p>
            <text:p text:style-name="P40"><text:span text:style-name="Название_20_книги"><text:span text:style-name="T27">IP=005</text:span></text:span><text:span text:style-name="Название_20_книги"><text:span text:style-name="T34">a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DX=</text:span></text:span><text:span text:style-name="Название_20_книги"><text:span text:style-name="T34">01f4</text:span></text:span></text:p>
            <text:p text:style-name="P40"><text:span text:style-name="Название_20_книги"><text:span text:style-name="T27">ss[BP+02] = ss[001</text:span></text:span><text:span text:style-name="Название_20_книги"><text:span text:style-name="T34">2</text:span></text:span><text:span text:style-name="Название_20_книги"><text:span text:style-name="T27">]=</text:span></text:span><text:span text:style-name="Название_20_книги"><text:span text:style-name="T34">f4</text:span></text:span></text:p>
            <text:p text:style-name="P40"><text:soft-page-break/><text:span text:style-name="Название_20_книги"><text:span text:style-name="T27">ss[001</text:span></text:span><text:span text:style-name="Название_20_книги"><text:span text:style-name="T34">3</text:span></text:span><text:span text:style-name="Название_20_книги"><text:span text:style-name="T27">] = 0</text:span></text:span><text:span text:style-name="Название_20_книги"><text:span text:style-name="T34">1</text:span></text:span></text:p>
            <text:p text:style-name="P40"><text:span text:style-name="Название_20_книги"><text:span text:style-name="T27">ip=005</text:span></text:span><text:span text:style-name="Название_20_книги"><text:span text:style-name="T34">d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Название_20_книги"><text:span text:style-name="T39">005</text:span></text:span><text:span text:style-name="Название_20_книги"><text:span text:style-name="T41">D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Ret far 0002</text:span></text:span></text:p>
          </table:table-cell>
          <table:table-cell table:style-name="Таблица2.A1" office:value-type="string">
            <text:p text:style-name="P5"><text:span text:style-name="Название_20_книги"><text:span text:style-name="T27">ca0200</text:span></text:span></text:p>
          </table:table-cell>
          <table:table-cell table:style-name="Таблица2.A1" office:value-type="string">
            <text:p text:style-name="P40"><text:span text:style-name="Название_20_книги"><text:span text:style-name="T27">cs=</text:span></text:span><text:span text:style-name="Название_20_книги"><text:span text:style-name="T35">30c5</text:span></text:span></text:p>
            <text:p text:style-name="P40"><text:span text:style-name="Название_20_книги"><text:span text:style-name="T27">sp=001</text:span></text:span><text:span text:style-name="Название_20_книги"><text:span text:style-name="T35">0</text:span></text:span></text:p>
            <text:p text:style-name="P40"><text:span text:style-name="Название_20_книги"><text:span text:style-name="T27">ip=005</text:span></text:span><text:span text:style-name="Название_20_книги"><text:span text:style-name="T35">d</text:span></text:span></text:p>
            <text:p text:style-name="P50"><text:span text:style-name="Название_20_книги"><text:span text:style-name="T27">STACK=+0|</text:span></text:span><text:span text:style-name="Название_20_книги"><text:span text:style-name="T33">FFCE</text:span></text:span></text:p>
            <text:p text:style-name="P50"><text:span text:style-name="Название_20_книги"><text:span text:style-name="T27"><text:s text:c="15"/>+2|</text:span></text:span><text:span text:style-name="Название_20_книги"><text:span text:style-name="T32">01F4</text:span></text:span></text:p>
            <text:p text:style-name="P50"><text:span text:style-name="Название_20_книги"><text:span text:style-name="T27"><text:s text:c="15"/>+4|</text:span></text:span><text:span text:style-name="Название_20_книги"><text:span text:style-name="T24">0000</text:span></text:span></text:p>
            <text:p text:style-name="P50"><text:span text:style-name="Название_20_книги"><text:span text:style-name="T24"><text:s text:c="15"/></text:span></text:span><text:span text:style-name="Название_20_книги"><text:span text:style-name="T25">+6|</text:span></text:span><text:span text:style-name="Название_20_книги"><text:span text:style-name="T24">30B0</text:span></text:span></text:p>
            <text:p text:style-name="P51"/>
          </table:table-cell>
          <table:table-cell table:style-name="Таблица2.A1" office:value-type="string">
            <text:p text:style-name="P40"><text:span text:style-name="Название_20_книги"><text:span text:style-name="T27">cs=</text:span></text:span><text:span text:style-name="Название_20_книги"><text:span text:style-name="T35">01F4</text:span></text:span></text:p>
            <text:p text:style-name="P40"><text:span text:style-name="Название_20_книги"><text:span text:style-name="T27">sp=001</text:span></text:span><text:span text:style-name="Название_20_книги"><text:span text:style-name="T35">6</text:span></text:span></text:p>
            <text:p text:style-name="P40"><text:span text:style-name="Название_20_книги"><text:span text:style-name="T27">ip=ffce</text:span></text:span></text:p>
            <text:p text:style-name="P40"><text:span text:style-name="Название_20_книги"><text:span text:style-name="T27">stack=+0|</text:span></text:span><text:span text:style-name="Название_20_книги"><text:span text:style-name="T35">30B0</text:span></text:span></text:p>
          </table:table-cell>
        </table:table-row>
      </table:table>
      <text:p text:style-name="P35"/>
      <text:p text:style-name="P29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Wingdings" svg:font-family="Wingdings" style:font-family-generic="decorative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 loext:hyphenation-no-caps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 loext:hyphenation-no-caps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 loext:hyphenation-no-caps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 loext:hyphenation-no-caps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Обычный" style:list-style-name="LFO1">
      <style:paragraph-properties fo:margin-left="1.27cm" fo:margin-right="0cm" fo:margin-top="0.176cm" fo:margin-bottom="0.176cm" loext:contextual-spacing="false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 loext:hyphenation-no-caps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 loext:hyphenation-no-caps="false"/>
    </style:style>
    <style:style style:name="Стиль" style:family="paragraph">
      <style:paragraph-properties fo:orphans="0" fo:widows="0" fo:hyphenation-ladder-count="no-limit"/>
      <style:text-properties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 loext:hyphenation-no-caps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 loext:hyphenation-no-caps="false"/>
    </style:style>
    <style:style style:name="Table_20_Style_20_2" style:display-name="Table Style 2" style:family="paragraph">
      <style:paragraph-properties fo:hyphenation-ladder-count="no-limit" fo:padding="1.094cm" fo:border="none" style:shadow="none"/>
      <style:text-properties fo:color="#000000" style:font-name="Helvetica" fo:font-family="Helvetica" style:font-family-generic="system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ystem" style:font-pitch-complex="variable" fo:hyphenate="false" loext:hyphenation-no-caps="false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1.094cm" fo:border="none" style:shadow="none"/>
      <style:text-properties fo:color="#000000" style:font-name="Arial Unicode MS" fo:font-family="'Arial Unicode MS'" style:font-family-generic="swiss" style:font-pitch="variable" fo:font-size="12pt" style:text-underline-style="none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 loext:hyphenation-no-caps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 loext:hyphenation-no-caps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 loext:hyphenation-no-caps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 loext:hyphenation-no-caps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 loext:hyphenation-no-caps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 loext:hyphenation-no-caps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 loext:hyphenation-no-caps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margin-left="0.501cm" fo:margin-right="0cm" fo:line-height="120%" fo:text-align="justify" style:justify-single-word="false" fo:hyphenation-ladder-count="no-limit" fo:text-indent="0cm" style:auto-text-indent="false">
        <style:tab-stops>
          <style:tab-stop style:position="-4.501cm"/>
          <style:tab-stop style:position="0.75cm"/>
        </style:tab-stops>
      </style:paragraph-properties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 loext:hyphenation-no-caps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text-position="super 100%"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text-position="0% 100%" style:font-name="Symbol" fo:font-family="Symbol" style:font-family-generic="decorative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2" style:display-name="WW_CharLFO8LVL2" style:family="text">
      <style:text-properties style:font-name="Wingdings" fo:font-family="Wingdings" style:font-family-generic="decorative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subject/>
    <meta:initial-creator>SAP</meta:initial-creator>
    <meta:creation-date>2020-10-08T14:57:00Z</meta:creation-date>
    <dc:date>2020-10-15T11:43:07.917968007</dc:date>
    <meta:print-date>2020-09-17T07:16:00Z</meta:print-date>
    <meta:editing-cycles>7</meta:editing-cycles>
    <meta:editing-duration>PT29M47S</meta:editing-duration>
    <meta:document-statistic meta:table-count="2" meta:image-count="0" meta:object-count="0" meta:page-count="14" meta:paragraph-count="609" meta:word-count="1513" meta:character-count="10077" meta:non-whitespace-character-count="8404"/>
    <meta:template xlink:type="simple" xlink:actuate="onRequest" xlink:title="" xlink:href="../../../../../tmp/mozilla_eva0/Subbotin_OEVM2.odt/Normal.dotm"/>
  </office:meta>
</office:document-meta>
</file>